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45.33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05mm"/>
    </style:style>
    <style:style style:name="co10" style:family="table-column">
      <style:table-column-properties fo:break-before="auto" style:column-width="69.8mm"/>
    </style:style>
    <style:style style:name="co6" style:family="table-column">
      <style:table-column-properties fo:break-before="auto" style:column-width="40.04mm"/>
    </style:style>
    <style:style style:name="co7" style:family="table-column">
      <style:table-column-properties fo:break-before="auto" style:column-width="76.85mm"/>
    </style:style>
    <style:style style:name="co11" style:family="table-column">
      <style:table-column-properties fo:break-before="auto" style:column-width="29.47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66.52mm"/>
    </style:style>
    <style:style style:name="co14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">
      <style:table-cell-properties style:vertical-align="middle"/>
      <style:text-properties style:text-position=""/>
    </style:style>
    <style:style style:name="ce10" style:family="table-cell" style:parent-style-name="Default" style:data-style-name="N128">
      <style:table-cell-properties style:vertical-align="middle"/>
      <style:text-properties style:text-position=""/>
    </style:style>
    <style:style style:name="ce12" style:family="table-cell" style:parent-style-name="Default" style:data-style-name="N61">
      <style:table-cell-properties style:vertical-align="middle"/>
      <style:text-properties style:text-position=""/>
    </style:style>
    <style:style style:name="ce13" style:family="table-cell" style:parent-style-name="Default" style:data-style-name="N11">
      <style:table-cell-properties style:vertical-align="middle"/>
      <style:text-properties style:text-position=""/>
    </style:style>
    <style:style style:name="ce15" style:family="table-cell" style:parent-style-name="Heading">
      <style:table-cell-properties fo:wrap-option="wrap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Section">
      <style:table-cell-properties style:vertical-align="middle"/>
      <style:paragraph-properties fo:margin-left="0mm"/>
      <style:text-properties style:text-position=""/>
    </style:style>
    <style:style style:name="ce3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Section">
      <style:table-cell-properties style:vertical-align="middle"/>
      <style:text-properties style:text-position="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41" style:family="table-cell" style:parent-style-name="Section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justify" fo:margin-left="0mm"/>
      <style:text-properties style:text-position=""/>
    </style:style>
    <style:style style:name="ce43" style:family="table-cell" style:parent-style-name="Default" style:data-style-name="N61">
      <style:table-cell-properties style:vertical-align="middle"/>
      <style:text-properties style:text-position=""/>
      <style:map style:condition="is-true-formula([OFF時.D4]&lt;=[OFF時.C4])" style:apply-style-name="Safe" style:base-cell-address="OFF時.D4"/>
      <style:map style:condition="is-true-formula([OFF時.D4] &gt; [OFF時.C4])" style:apply-style-name="Exceeded" style:base-cell-address="OFF時.D4"/>
    </style:style>
    <style:style style:name="ce44" style:family="table-cell" style:parent-style-name="Default">
      <style:table-cell-properties style:vertical-align="middle"/>
      <style:text-properties style:text-position=""/>
      <style:map style:condition="is-true-formula([OFF時.D4]&lt;=[OFF時.C4])" style:apply-style-name="Safe" style:base-cell-address="OFF時.D4"/>
      <style:map style:condition="is-true-formula([OFF時.D4] &gt; [OFF時.C4])" style:apply-style-name="Exceeded" style:base-cell-address="OFF時.D4"/>
    </style:style>
    <style:style style:name="ce45" style:family="table-cell" style:parent-style-name="Default" style:data-style-name="N11">
      <style:table-cell-properties style:vertical-align="middle"/>
      <style:text-properties style:text-position=""/>
      <style:map style:condition="is-true-formula([OFF時.D14]&lt;=[OFF時.C14])" style:apply-style-name="Safe" style:base-cell-address="OFF時.D14"/>
      <style:map style:condition="is-true-formula([OFF時.D14] &gt; [OFF時.C14])" style:apply-style-name="Exceeded" style:base-cell-address="OFF時.D14"/>
    </style:style>
    <style:style style:name="ce46" style:family="table-cell" style:parent-style-name="Default" style:data-style-name="N128">
      <style:table-cell-properties style:vertical-align="middle"/>
      <style:text-properties style:text-position=""/>
      <style:map style:condition="is-true-formula([OFF時.D18]&lt;=[OFF時.C18])" style:apply-style-name="Safe" style:base-cell-address="OFF時.D18"/>
      <style:map style:condition="is-true-formula([OFF時.D18] &gt; [OFF時.C18])" style:apply-style-name="Exceeded" style:base-cell-address="OFF時.D18"/>
    </style:style>
    <style:style style:name="ce47" style:family="table-cell" style:parent-style-name="Default" style:data-style-name="N128">
      <style:table-cell-properties style:vertical-align="middle"/>
      <style:text-properties style:text-position=""/>
      <style:map style:condition="is-true-formula([OFF時.D19]&lt;=[OFF時.C19])" style:apply-style-name="Safe" style:base-cell-address="OFF時.D19"/>
      <style:map style:condition="is-true-formula([OFF時.D19] &gt; [OFF時.C19])" style:apply-style-name="Exceeded" style:base-cell-address="OFF時.D19"/>
    </style:style>
    <style:style style:name="ce48" style:family="table-cell" style:parent-style-name="Default" style:data-style-name="N61">
      <style:table-cell-properties style:vertical-align="middle"/>
      <style:text-properties style:text-position=""/>
      <style:map style:condition="is-true-formula([OFF時.D20]&lt;=[OFF時.C20])" style:apply-style-name="Safe" style:base-cell-address="OFF時.D20"/>
      <style:map style:condition="is-true-formula([OFF時.D20] &gt; [OFF時.C20])" style:apply-style-name="Exceeded" style:base-cell-address="OFF時.D20"/>
    </style:style>
    <style:style style:name="ce49" style:family="table-cell" style:parent-style-name="Default" style:data-style-name="N1">
      <style:table-cell-properties style:vertical-align="middle"/>
      <style:text-properties style:text-position=""/>
      <style:map style:condition="is-true-formula([OFF時.D22]&lt;=[OFF時.C22])" style:apply-style-name="Safe" style:base-cell-address="OFF時.D22"/>
      <style:map style:condition="is-true-formula([OFF時.D22] &gt; [OFF時.C22])" style:apply-style-name="Exceeded" style:base-cell-address="OFF時.D22"/>
    </style:style>
    <style:style style:name="ce50" style:family="table-cell" style:parent-style-name="Default" style:data-style-name="N126">
      <style:table-cell-properties style:vertical-align="middle"/>
      <style:text-properties style:text-position=""/>
      <style:map style:condition="is-true-formula([OFF時.D26]&lt;=[OFF時.C26])" style:apply-style-name="Safe" style:base-cell-address="OFF時.D26"/>
      <style:map style:condition="is-true-formula([OFF時.D26] &gt; [OFF時.C26])" style:apply-style-name="Exceeded" style:base-cell-address="OFF時.D26"/>
    </style:style>
    <style:style style:name="ce51" style:family="table-cell" style:parent-style-name="Default" style:data-style-name="N61">
      <style:table-cell-properties style:vertical-align="middle"/>
      <style:text-properties style:text-position=""/>
      <style:map style:condition="is-true-formula([OFF時.D30]&lt;=[OFF時.C30])" style:apply-style-name="Safe" style:base-cell-address="OFF時.D30"/>
      <style:map style:condition="is-true-formula([OFF時.D30] &gt; [OFF時.C30])" style:apply-style-name="Exceeded" style:base-cell-address="OFF時.D30"/>
    </style:style>
    <style:style style:name="ce52" style:family="table-cell" style:parent-style-name="Default" style:data-style-name="N126">
      <style:table-cell-properties style:vertical-align="middle"/>
      <style:text-properties style:text-position=""/>
      <style:map style:condition="is-true-formula(ABS([OFF時.D35])&lt;=ABS([OFF時.C35]))" style:apply-style-name="Safe" style:base-cell-address="OFF時.D35"/>
      <style:map style:condition="is-true-formula(ABS([OFF時.D35]) &gt; ABS([OFF時.C35]))" style:apply-style-name="Exceeded" style:base-cell-address="OFF時.D35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position=""/>
    </style:style>
    <style:style style:name="ce8" style:family="table-cell" style:parent-style-name="Default" style:data-style-name="N126">
      <style:table-cell-properties style:vertical-align="middle"/>
      <style:text-properties style:text-position=""/>
    </style:style>
    <style:style style:name="ce30" style:family="table-cell" style:parent-style-name="Heading">
      <style:table-cell-properties style:vertical-align="middle"/>
    </style:style>
    <style:style style:name="ce31" style:family="table-cell" style:parent-style-name="Section">
      <style:table-cell-properties style:vertical-align="middle"/>
      <style:paragraph-properties fo:margin-left="0mm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Section">
      <style:table-cell-properties style:vertical-align="middle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35" style:family="table-cell" style:parent-style-name="Heading">
      <style:table-cell-properties style:vertical-align="middle"/>
      <style:text-properties style:font-weight-complex="normal"/>
    </style:style>
    <style:style style:name="ce36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weight-complex="normal"/>
    </style:style>
    <style:style style:name="ce37" style:family="table-cell" style:parent-style-name="Default" style:data-style-name="N126">
      <style:table-cell-properties style:vertical-align="middle"/>
    </style:style>
    <style:style style:name="ce38" style:family="table-cell" style:parent-style-name="Default" style:data-style-name="N2">
      <style:table-cell-properties style:vertical-align="middle"/>
    </style:style>
    <style:style style:name="ce39" style:family="table-cell" style:parent-style-name="Default" style:data-style-name="N128">
      <style:table-cell-properties style:vertical-align="middle"/>
    </style:style>
    <style:style style:name="ce54" style:family="table-cell" style:parent-style-name="Default" style:data-style-name="N1">
      <style:table-cell-properties style:vertical-align="middle"/>
    </style:style>
    <style:style style:name="ce55" style:family="table-cell" style:parent-style-name="Default" style:data-style-name="N61">
      <style:table-cell-properties style:vertical-align="middle"/>
    </style:style>
    <style:style style:name="ce56" style:family="table-cell" style:parent-style-name="Default" style:data-style-name="N11">
      <style:table-cell-properties style:vertical-align="middle"/>
    </style:style>
    <style:style style:name="ce57" style:family="table-cell" style:parent-style-name="Default" style:data-style-name="N114">
      <style:table-cell-properties style:vertical-align="middle"/>
    </style:style>
    <style:style style:name="ce58" style:family="table-cell" style:parent-style-name="Heading">
      <style:table-cell-properties fo:wrap-option="wrap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Section">
      <style:table-cell-properties fo:wrap-option="wrap"/>
    </style:style>
    <style:style style:name="ce61" style:family="table-cell" style:parent-style-name="Default">
      <style:table-cell-properties style:vertical-align="middle"/>
      <style:text-properties style:font-name="Inconsolata" style:font-name-asian="IPAゴシック" style:font-name-complex="Lohit Hindi"/>
    </style:style>
    <style:style style:name="ce62" style:family="table-cell" style:parent-style-name="Default" style:data-style-name="N122">
      <style:table-cell-properties style:vertical-align="middle"/>
    </style:style>
    <style:style style:name="ce63" style:family="table-cell" style:parent-style-name="Default" style:data-style-name="N123">
      <style:table-cell-properties style:vertical-align="middle"/>
    </style:style>
    <style:style style:name="ce64" style:family="table-cell" style:parent-style-name="Default" style:data-style-name="N126">
      <style:table-cell-properties style:vertical-align="middle"/>
      <style:map style:condition="is-true-formula([共通.D3]&lt;=[共通.C3])" style:apply-style-name="Safe" style:base-cell-address="共通.D3"/>
      <style:map style:condition="is-true-formula([共通.D3] &gt; [共通.C3])" style:apply-style-name="Exceeded" style:base-cell-address="共通.D3"/>
    </style:style>
    <style:style style:name="ce65" style:family="table-cell" style:parent-style-name="Default" style:data-style-name="N61">
      <style:table-cell-properties style:vertical-align="middle"/>
      <style:map style:condition="is-true-formula([共通.D3]&lt;=[共通.C3])" style:apply-style-name="Safe" style:base-cell-address="共通.D3"/>
      <style:map style:condition="is-true-formula([共通.D3] &gt; [共通.C3])" style:apply-style-name="Exceeded" style:base-cell-address="共通.D3"/>
    </style:style>
    <style:style style:name="ce66" style:family="table-cell" style:parent-style-name="Default" style:data-style-name="N61">
      <style:table-cell-properties style:vertical-align="middle"/>
      <style:map style:condition="is-true-formula(ABS([共通.D8])&lt;=ABS([共通.C8]))" style:apply-style-name="Safe" style:base-cell-address="共通.D8"/>
      <style:map style:condition="is-true-formula(ABS([共通.D8]) &gt; ABS([共通.C8]))" style:apply-style-name="Exceeded" style:base-cell-address="共通.D8"/>
    </style:style>
    <style:style style:name="ce67" style:family="table-cell" style:parent-style-name="Default" style:data-style-name="N126">
      <style:table-cell-properties style:vertical-align="middle"/>
      <style:map style:condition="is-true-formula(ABS([共通.D11])&lt;=ABS([共通.C11]))" style:apply-style-name="Safe" style:base-cell-address="共通.D11"/>
      <style:map style:condition="is-true-formula(ABS([共通.D11]) &gt; ABS([共通.C11]))" style:apply-style-name="Exceeded" style:base-cell-address="共通.D11"/>
    </style:style>
    <style:style style:name="ce68" style:family="table-cell" style:parent-style-name="Default" style:data-style-name="N126">
      <style:table-cell-properties style:vertical-align="middle"/>
      <style:map style:condition="is-true-formula(ABS([共通.D14])&lt;=ABS([共通.C14]))" style:apply-style-name="Safe" style:base-cell-address="共通.D14"/>
      <style:map style:condition="is-true-formula(ABS([共通.D14]) &gt; ABS([共通.C14]))" style:apply-style-name="Exceeded" style:base-cell-address="共通.D14"/>
    </style:style>
    <style:style style:name="ce69" style:family="table-cell" style:parent-style-name="Default" style:data-style-name="N2">
      <style:table-cell-properties style:vertical-align="middle"/>
      <style:map style:condition="is-true-formula(ABS([共通.D17])&lt;=ABS([共通.C17]))" style:apply-style-name="Safe" style:base-cell-address="共通.D17"/>
      <style:map style:condition="is-true-formula(ABS([共通.D17]) &gt; ABS([共通.C17]))" style:apply-style-name="Exceeded" style:base-cell-address="共通.D17"/>
    </style:style>
    <style:style style:name="ce70" style:family="table-cell" style:parent-style-name="Default" style:data-style-name="N4">
      <style:table-cell-properties style:vertical-align="middle"/>
      <style:map style:condition="is-true-formula(ABS([共通.D20])&lt;=ABS([共通.C20]))" style:apply-style-name="Safe" style:base-cell-address="共通.D20"/>
      <style:map style:condition="is-true-formula(ABS([共通.D20]) &gt; ABS([共通.C20]))" style:apply-style-name="Exceeded" style:base-cell-address="共通.D20"/>
    </style:style>
    <style:style style:name="ce71" style:family="table-cell" style:parent-style-name="Default" style:data-style-name="N130">
      <style:table-cell-properties style:vertical-align="middle"/>
      <style:map style:condition="is-true-formula(ABS([共通.D21])&lt;=ABS([共通.C21]))" style:apply-style-name="Safe" style:base-cell-address="共通.D21"/>
      <style:map style:condition="is-true-formula(ABS([共通.D21]) &gt; ABS([共通.C21]))" style:apply-style-name="Exceeded" style:base-cell-address="共通.D21"/>
    </style:style>
    <style:style style:name="ce72" style:family="table-cell" style:parent-style-name="Default" style:data-style-name="N1">
      <style:table-cell-properties style:vertical-align="middle"/>
      <style:map style:condition="is-true-formula(ABS([共通.D24])&lt;=ABS([共通.C24]))" style:apply-style-name="Safe" style:base-cell-address="共通.D24"/>
      <style:map style:condition="is-true-formula(ABS([共通.D24]) &gt; ABS([共通.C24]))" style:apply-style-name="Exceeded" style:base-cell-address="共通.D24"/>
    </style:style>
    <style:style style:name="ce73" style:family="table-cell" style:parent-style-name="Default" style:data-style-name="N11">
      <style:table-cell-properties style:vertical-align="middle"/>
      <style:map style:condition="is-true-formula(ABS([共通.D28])&lt;=ABS([共通.C28]))" style:apply-style-name="Safe" style:base-cell-address="共通.D28"/>
      <style:map style:condition="is-true-formula(ABS([共通.D28]) &gt; ABS([共通.C28]))" style:apply-style-name="Exceeded" style:base-cell-address="共通.D28"/>
    </style:style>
    <style:style style:name="ce74" style:family="table-cell" style:parent-style-name="Default" style:data-style-name="N128">
      <style:table-cell-properties style:vertical-align="middle"/>
      <style:map style:condition="is-true-formula(ABS([共通.D35])&lt;=ABS([共通.C35]))" style:apply-style-name="Safe" style:base-cell-address="共通.D35"/>
      <style:map style:condition="is-true-formula(ABS([共通.D35]) &gt; ABS([共通.C35]))" style:apply-style-name="Exceeded" style:base-cell-address="共通.D35"/>
    </style:style>
    <style:style style:name="ce75" style:family="table-cell" style:parent-style-name="Default" style:data-style-name="N128">
      <style:table-cell-properties style:vertical-align="middle"/>
      <style:map style:condition="is-true-formula(ABS([共通.D36])&lt;=ABS([共通.C36]))" style:apply-style-name="Safe" style:base-cell-address="共通.D36"/>
      <style:map style:condition="is-true-formula(ABS([共通.D36]) &gt; ABS([共通.C36]))" style:apply-style-name="Exceeded" style:base-cell-address="共通.D36"/>
    </style:style>
    <style:style style:name="ce76" style:family="table-cell" style:parent-style-name="Default" style:data-style-name="N61">
      <style:table-cell-properties style:vertical-align="middle"/>
      <style:map style:condition="is-true-formula(ABS([共通.D43])&lt;=ABS([共通.C43]))" style:apply-style-name="Safe" style:base-cell-address="共通.D43"/>
      <style:map style:condition="is-true-formula(ABS([共通.D43]) &gt; ABS([共通.C43]))" style:apply-style-name="Exceeded" style:base-cell-address="共通.D43"/>
    </style:style>
    <style:style style:name="ce77" style:family="table-cell" style:parent-style-name="Default" style:data-style-name="N128">
      <style:table-cell-properties style:vertical-align="middle"/>
      <style:map style:condition="is-true-formula(ABS([共通.D46])&lt;=ABS([共通.C46]))" style:apply-style-name="Safe" style:base-cell-address="共通.D46"/>
      <style:map style:condition="is-true-formula(ABS([共通.D46]) &gt; ABS([共通.C46]))" style:apply-style-name="Exceeded" style:base-cell-address="共通.D46"/>
    </style:style>
    <style:style style:name="ce78" style:family="table-cell" style:parent-style-name="Default" style:data-style-name="N2">
      <style:table-cell-properties style:vertical-align="middle"/>
      <style:map style:condition="is-true-formula(ABS([共通.D49])&lt;=ABS([共通.C49]))" style:apply-style-name="Safe" style:base-cell-address="共通.D49"/>
      <style:map style:condition="is-true-formula(ABS([共通.D49]) &gt; ABS([共通.C49]))" style:apply-style-name="Exceeded" style:base-cell-address="共通.D49"/>
    </style:style>
    <style:style style:name="ce79" style:family="table-cell" style:parent-style-name="Default" style:data-style-name="N61">
      <style:table-cell-properties style:vertical-align="middle"/>
      <style:map style:condition="is-true-formula(ABS([共通.D54])&lt;=ABS([共通.C54]))" style:apply-style-name="Safe" style:base-cell-address="共通.D54"/>
      <style:map style:condition="is-true-formula(ABS([共通.D54]) &gt; ABS([共通.C54]))" style:apply-style-name="Exceeded" style:base-cell-address="共通.D54"/>
    </style:style>
    <style:style style:name="ce80" style:family="table-cell" style:parent-style-name="Default" style:data-style-name="N61">
      <style:table-cell-properties style:vertical-align="middle"/>
      <style:map style:condition="is-true-formula(ABS([共通.D59])&lt;=ABS([共通.C59]))" style:apply-style-name="Safe" style:base-cell-address="共通.D59"/>
      <style:map style:condition="is-true-formula(ABS([共通.D59]) &gt; ABS([共通.C59]))" style:apply-style-name="Exceeded" style:base-cell-address="共通.D59"/>
    </style:style>
    <style:style style:name="ce81" style:family="table-cell" style:parent-style-name="Default" style:data-style-name="N11">
      <style:table-cell-properties style:vertical-align="middle"/>
      <style:map style:condition="is-true-formula(ABS([共通.D59])&lt;=ABS([共通.C59]))" style:apply-style-name="Safe" style:base-cell-address="共通.D59"/>
      <style:map style:condition="is-true-formula(ABS([共通.D59]) &gt; ABS([共通.C59]))" style:apply-style-name="Exceeded" style:base-cell-address="共通.D59"/>
    </style:style>
    <style:style style:name="ce82" style:family="table-cell" style:parent-style-name="Default">
      <style:table-cell-properties fo:wrap-option="wrap"/>
      <style:text-properties style:font-name="Inconsolata" style:font-name-asian="IPAゴシック" style:font-name-complex="Lohit Hindi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4" style:family="table-cell" style:parent-style-name="Section">
      <style:table-cell-properties style:text-align-source="fix" style:repeat-content="false" style:vertical-align="middle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86" style:family="table-cell" style:parent-style-name="Default" style:data-style-name="N61">
      <style:table-cell-properties style:vertical-align="middle"/>
      <style:map style:condition="is-true-formula([OFF時.D4]&lt;=[OFF時.C4])" style:apply-style-name="Safe" style:base-cell-address="OFF時.D4"/>
      <style:map style:condition="is-true-formula([OFF時.D4] &gt; [OFF時.C4])" style:apply-style-name="Exceeded" style:base-cell-address="OFF時.D4"/>
    </style:style>
    <style:style style:name="ce87" style:family="table-cell" style:parent-style-name="Default">
      <style:table-cell-properties style:vertical-align="middle"/>
      <style:map style:condition="is-true-formula([OFF時.D4]&lt;=[OFF時.C4])" style:apply-style-name="Safe" style:base-cell-address="OFF時.D4"/>
      <style:map style:condition="is-true-formula([OFF時.D4] &gt; [OFF時.C4])" style:apply-style-name="Exceeded" style:base-cell-address="OFF時.D4"/>
    </style:style>
    <style:style style:name="ce88" style:family="table-cell" style:parent-style-name="Default" style:data-style-name="N11">
      <style:table-cell-properties style:vertical-align="middle"/>
      <style:map style:condition="is-true-formula([OFF時.D14]&lt;=[OFF時.C14])" style:apply-style-name="Safe" style:base-cell-address="OFF時.D14"/>
      <style:map style:condition="is-true-formula([OFF時.D14] &gt; [OFF時.C14])" style:apply-style-name="Exceeded" style:base-cell-address="OFF時.D14"/>
    </style:style>
    <style:style style:name="ce89" style:family="table-cell" style:parent-style-name="Default" style:data-style-name="N128">
      <style:table-cell-properties style:vertical-align="middle"/>
      <style:map style:condition="is-true-formula([OFF時.D18]&lt;=[OFF時.C18])" style:apply-style-name="Safe" style:base-cell-address="OFF時.D18"/>
      <style:map style:condition="is-true-formula([OFF時.D18] &gt; [OFF時.C18])" style:apply-style-name="Exceeded" style:base-cell-address="OFF時.D18"/>
    </style:style>
    <style:style style:name="ce90" style:family="table-cell" style:parent-style-name="Default" style:data-style-name="N128">
      <style:table-cell-properties style:vertical-align="middle"/>
      <style:map style:condition="is-true-formula([OFF時.D19]&lt;=[OFF時.C19])" style:apply-style-name="Safe" style:base-cell-address="OFF時.D19"/>
      <style:map style:condition="is-true-formula([OFF時.D19] &gt; [OFF時.C19])" style:apply-style-name="Exceeded" style:base-cell-address="OFF時.D19"/>
    </style:style>
    <style:style style:name="ce91" style:family="table-cell" style:parent-style-name="Default" style:data-style-name="N61">
      <style:table-cell-properties style:vertical-align="middle"/>
      <style:map style:condition="is-true-formula([OFF時.D20]&lt;=[OFF時.C20])" style:apply-style-name="Safe" style:base-cell-address="OFF時.D20"/>
      <style:map style:condition="is-true-formula([OFF時.D20] &gt; [OFF時.C20])" style:apply-style-name="Exceeded" style:base-cell-address="OFF時.D20"/>
    </style:style>
    <style:style style:name="ce92" style:family="table-cell" style:parent-style-name="Default" style:data-style-name="N1">
      <style:table-cell-properties style:vertical-align="middle"/>
      <style:map style:condition="is-true-formula([OFF時.D22]&lt;=[OFF時.C22])" style:apply-style-name="Safe" style:base-cell-address="OFF時.D22"/>
      <style:map style:condition="is-true-formula([OFF時.D22] &gt; [OFF時.C22])" style:apply-style-name="Exceeded" style:base-cell-address="OFF時.D22"/>
    </style:style>
    <style:style style:name="ce93" style:family="table-cell" style:parent-style-name="Default" style:data-style-name="N126">
      <style:table-cell-properties style:vertical-align="middle"/>
      <style:map style:condition="is-true-formula([OFF時.D26]&lt;=[OFF時.C26])" style:apply-style-name="Safe" style:base-cell-address="OFF時.D26"/>
      <style:map style:condition="is-true-formula([OFF時.D26] &gt; [OFF時.C26])" style:apply-style-name="Exceeded" style:base-cell-address="OFF時.D26"/>
    </style:style>
    <style:style style:name="ce94" style:family="table-cell" style:parent-style-name="Default" style:data-style-name="N61">
      <style:table-cell-properties style:vertical-align="middle"/>
      <style:map style:condition="is-true-formula([OFF時.D30]&lt;=[OFF時.C30])" style:apply-style-name="Safe" style:base-cell-address="OFF時.D30"/>
      <style:map style:condition="is-true-formula([OFF時.D30] &gt; [OFF時.C30])" style:apply-style-name="Exceeded" style:base-cell-address="OFF時.D30"/>
    </style:style>
    <style:style style:name="ce95" style:family="table-cell" style:parent-style-name="Default" style:data-style-name="N126">
      <style:table-cell-properties style:vertical-align="middle"/>
      <style:map style:condition="is-true-formula(ABS([OFF時.D35])&lt;=ABS([OFF時.C35]))" style:apply-style-name="Safe" style:base-cell-address="OFF時.D35"/>
      <style:map style:condition="is-true-formula(ABS([OFF時.D35]) &gt; ABS([OFF時.C35]))" style:apply-style-name="Exceeded" style:base-cell-address="OFF時.D35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97" style:family="table-cell" style:parent-style-name="Default" style:data-style-name="N61">
      <style:table-cell-properties style:vertical-align="middle"/>
      <style:text-properties style:font-name="Inconsolata" style:font-name-asian="IPAゴシック" style:font-name-complex="Lohit Hindi"/>
    </style:style>
    <style:style style:name="ce98" style:family="table-cell" style:parent-style-name="Default" style:data-style-name="N11">
      <style:table-cell-properties style:vertical-align="middle"/>
      <style:map style:condition="is-true-formula(ABS([ON時.D11])&lt;=ABS([ON時.C11]))" style:apply-style-name="Safe" style:base-cell-address="ON時.D11"/>
      <style:map style:condition="is-true-formula(ABS([ON時.D11]) &gt; ABS([ON時.C11]))" style:apply-style-name="Exceeded" style:base-cell-address="ON時.D11"/>
    </style:style>
    <style:style style:name="ce99" style:family="table-cell" style:parent-style-name="Default" style:data-style-name="N129">
      <style:table-cell-properties style:vertical-align="middle"/>
      <style:map style:condition="is-true-formula(ABS([ON時.D17])&lt;=ABS([ON時.C17]))" style:apply-style-name="Safe" style:base-cell-address="ON時.D17"/>
      <style:map style:condition="is-true-formula(ABS([ON時.D17]) &gt; ABS([ON時.C17]))" style:apply-style-name="Exceeded" style:base-cell-address="ON時.D17"/>
    </style:style>
    <style:style style:name="ce100" style:family="table-cell" style:parent-style-name="Default" style:data-style-name="N128">
      <style:table-cell-properties style:vertical-align="middle"/>
      <style:map style:condition="is-true-formula(ABS([ON時.D21])&lt;=ABS([ON時.C21]))" style:apply-style-name="Safe" style:base-cell-address="ON時.D21"/>
      <style:map style:condition="is-true-formula(ABS([ON時.D21]) &gt; ABS([ON時.C21]))" style:apply-style-name="Exceeded" style:base-cell-address="ON時.D21"/>
    </style:style>
    <style:style style:name="ce101" style:family="table-cell" style:parent-style-name="Default" style:data-style-name="N128">
      <style:table-cell-properties style:vertical-align="middle"/>
      <style:map style:condition="is-true-formula(ABS([ON時.D22])&lt;=ABS([ON時.C22]))" style:apply-style-name="Safe" style:base-cell-address="ON時.D22"/>
      <style:map style:condition="is-true-formula(ABS([ON時.D22]) &gt; ABS([ON時.C22]))" style:apply-style-name="Exceeded" style:base-cell-address="ON時.D22"/>
    </style:style>
    <style:style style:name="ce102" style:family="table-cell" style:parent-style-name="Default" style:data-style-name="N128">
      <style:table-cell-properties style:vertical-align="middle"/>
      <style:map style:condition="is-true-formula(ABS([ON時.D25])&lt;=ABS([ON時.C25]))" style:apply-style-name="Safe" style:base-cell-address="ON時.D25"/>
      <style:map style:condition="is-true-formula(ABS([ON時.D25]) &gt; ABS([ON時.C25]))" style:apply-style-name="Exceeded" style:base-cell-address="ON時.D25"/>
    </style:style>
    <style:style style:name="ce103" style:family="table-cell" style:parent-style-name="Default" style:data-style-name="N3">
      <style:table-cell-properties style:vertical-align="middle"/>
      <style:map style:condition="is-true-formula(ABS([ON時.D28])&lt;=ABS([ON時.C28]))" style:apply-style-name="Safe" style:base-cell-address="ON時.D28"/>
      <style:map style:condition="is-true-formula(ABS([ON時.D28]) &gt; ABS([ON時.C28]))" style:apply-style-name="Exceeded" style:base-cell-address="ON時.D28"/>
    </style:style>
    <style:style style:name="ce104" style:family="table-cell" style:parent-style-name="Default" style:data-style-name="N128">
      <style:table-cell-properties style:vertical-align="middle"/>
      <style:map style:condition="is-true-formula(ABS([ON時.D31])&lt;=ABS([ON時.C31]))" style:apply-style-name="Safe" style:base-cell-address="ON時.D31"/>
      <style:map style:condition="is-true-formula(ABS([ON時.D31]) &gt; ABS([ON時.C31]))" style:apply-style-name="Exceeded" style:base-cell-address="ON時.D31"/>
    </style:style>
    <style:style style:name="ce105" style:family="table-cell" style:parent-style-name="Default" style:data-style-name="N61">
      <style:table-cell-properties style:vertical-align="middle"/>
      <style:map style:condition="is-true-formula(ABS([ON時.D33])&lt;=ABS([ON時.C33]))" style:apply-style-name="Safe" style:base-cell-address="ON時.D33"/>
      <style:map style:condition="is-true-formula(ABS([ON時.D33]) &gt; ABS([ON時.C33]))" style:apply-style-name="Exceeded" style:base-cell-address="ON時.D33"/>
    </style:style>
    <style:style style:name="ce106" style:family="table-cell" style:parent-style-name="Default" style:data-style-name="N128">
      <style:table-cell-properties style:vertical-align="middle"/>
      <style:map style:condition="is-true-formula(ABS([ON時.D35])&lt;=ABS([ON時.C35]))" style:apply-style-name="Safe" style:base-cell-address="ON時.D35"/>
      <style:map style:condition="is-true-formula(ABS([ON時.D35]) &gt; ABS([ON時.C35]))" style:apply-style-name="Exceeded" style:base-cell-address="ON時.D35"/>
    </style:style>
    <style:style style:name="ce107" style:family="table-cell" style:parent-style-name="Default" style:data-style-name="N61">
      <style:table-cell-properties style:vertical-align="middle"/>
      <style:map style:condition="is-true-formula(ABS([ON時.D40])&lt;=ABS([ON時.C40]))" style:apply-style-name="Safe" style:base-cell-address="ON時.D40"/>
      <style:map style:condition="is-true-formula(ABS([ON時.D40]) &gt; ABS([ON時.C40]))" style:apply-style-name="Exceeded" style:base-cell-address="ON時.D40"/>
    </style:style>
    <style:style style:name="ce108" style:family="table-cell" style:parent-style-name="Default">
      <style:table-cell-properties fo:wrap-option="wrap" style:vertical-align="top"/>
    </style:style>
  </office:automatic-styles>
  <office:body>
    <office:spreadsheet>
      <table:table table:name="パラメータ" table:style-name="ta1">
        <office:forms form:automatic-focus="false" form:apply-design-mode="false"/>
        <table:table-column table:style-name="co1" table:default-cell-style-name="ce32"/>
        <table:table-column table:style-name="co6" table:default-cell-style-name="ce32"/>
        <table:table-column table:style-name="co1" table:number-columns-repeated="2" table:default-cell-style-name="ce32"/>
        <table:table-column table:style-name="co3" table:default-cell-style-name="ce32"/>
        <table:table-column table:style-name="co7" table:default-cell-style-name="ce59"/>
        <table:table-row table:style-name="ro1">
          <table:table-cell table:style-name="ce30" office:value-type="string" calcext:value-type="string">
            <text:p>名前</text:p>
          </table:table-cell>
          <table:table-cell table:style-name="ce30" office:value-type="string" calcext:value-type="string">
            <text:p>TeX</text:p>
          </table:table-cell>
          <table:table-cell table:style-name="ce30" office:value-type="string" calcext:value-type="string">
            <text:p>定格</text:p>
          </table:table-cell>
          <table:table-cell table:style-name="ce35" office:value-type="string" calcext:value-type="string">
            <text:p>値</text:p>
          </table:table-cell>
          <table:table-cell table:style-name="ce30" office:value-type="string" calcext:value-type="string">
            <text:p>単位</text:p>
          </table:table-cell>
          <table:table-cell table:style-name="ce58" office:value-type="string" calcext:value-type="string">
            <text:p>説明</text:p>
          </table:table-cell>
        </table:table-row>
        <table:table-row table:style-name="ro1">
          <table:table-cell table:style-name="ce31" office:value-type="string" calcext:value-type="string" table:number-columns-spanned="6" table:number-rows-spanned="1">
            <text:p>半導体定格</text:p>
          </table:table-cell>
          <table:covered-table-cell table:number-columns-repeated="2" table:style-name="ce34"/>
          <table:covered-table-cell table:style-name="ce36"/>
          <table:covered-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office:value-type="string" calcext:value-type="string">
            <text:p>V_{sat}</text:p>
          </table:table-cell>
          <table:table-cell/>
          <table:table-cell table:style-name="ce37" office:value-type="float" office:value="0.1" calcext:value-type="float">
            <text:p>0.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外部 MOS-FET $Q_1$ の D-S 間飽和電圧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office:value-type="string" calcext:value-type="string">
            <text:p>V_F</text:p>
          </table:table-cell>
          <table:table-cell/>
          <table:table-cell table:style-name="ce38" office:value-type="float" office:value="0.6" calcext:value-type="float">
            <text:p>0.6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2$ の電圧降下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1" office:value-type="string" calcext:value-type="string" table:number-columns-spanned="6" table:number-rows-spanned="1">
            <text:p>入出力定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in(min)</text:p>
          </table:table-cell>
          <table:table-cell office:value-type="string" calcext:value-type="string">
            <text:p>V_\mathrm{IN(min)}</text:p>
          </table:table-cell>
          <table:table-cell/>
          <table:table-cell table:style-name="ce37" office:value-type="float" office:value="17.3" calcext:value-type="float">
            <text:p>17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小値</text:p>
          </table:table-cell>
        </table:table-row>
        <table:table-row table:style-name="ro1">
          <table:table-cell office:value-type="string" calcext:value-type="string">
            <text:p>Vin(max)</text:p>
          </table:table-cell>
          <table:table-cell office:value-type="string" calcext:value-type="string">
            <text:p>V_\mathrm{IN(max)}</text:p>
          </table:table-cell>
          <table:table-cell/>
          <table:table-cell table:style-name="ce37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大値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_\mathrm{IN}</text:p>
          </table:table-cell>
          <table:table-cell/>
          <table:table-cell table:style-name="ce37" office:value-type="float" office:value="18" calcext:value-type="float">
            <text:p>18.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典型値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office:value-type="string" calcext:value-type="string">
            <text:p>V_\mathrm{OUT}</text:p>
          </table:table-cell>
          <table:table-cell/>
          <table:table-cell table:style-name="ce38" office:value-type="float" office:value="5" calcext:value-type="float">
            <text:p>5.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出力電圧</text:p>
          </table:table-cell>
        </table:table-row>
        <table:table-row table:style-name="ro1">
          <table:table-cell office:value-type="string" calcext:value-type="string">
            <text:p>Iout(max)</text:p>
          </table:table-cell>
          <table:table-cell office:value-type="string" calcext:value-type="string">
            <text:p>I_\mathrm{OUT(max)}</text:p>
          </table:table-cell>
          <table:table-cell/>
          <table:table-cell table:style-name="ce39" office:value-type="float" office:value="0.8" calcext:value-type="float">
            <text:p>0.800</text:p>
          </table:table-cell>
          <table:table-cell table:style-name="ce57" office:value-type="string" calcext:value-type="string">
            <text:p>A</text:p>
          </table:table-cell>
          <table:table-cell office:value-type="string" calcext:value-type="string">
            <text:p>出力電流の計算上の最大値</text:p>
          </table:table-cell>
        </table:table-row>
        <table:table-row table:style-name="ro1">
          <table:table-cell office:value-type="string" calcext:value-type="string">
            <text:p>Iout(max,real)</text:p>
          </table:table-cell>
          <table:table-cell office:value-type="string" calcext:value-type="string">
            <text:p>I_\mathrm{OUT(max.real)}</text:p>
          </table:table-cell>
          <table:table-cell/>
          <table:table-cell table:style-name="ce39" office:value-type="float" office:value="0.05" calcext:value-type="float">
            <text:p>0.050</text:p>
          </table:table-cell>
          <table:table-cell table:style-name="ce57" office:value-type="string" calcext:value-type="string">
            <text:p>A</text:p>
          </table:table-cell>
          <table:table-cell office:value-type="string" calcext:value-type="string">
            <text:p>出力電流の実際の最大値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/>
          <table:table-cell table:style-name="ce54" office:value-type="float" office:value="78500" calcext:value-type="float">
            <text:p>785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スイッチング周波数</text:p>
          </table:table-cell>
        </table:table-row>
        <table:table-row table:style-name="ro1">
          <table:table-cell office:value-type="string" calcext:value-type="string">
            <text:p>Vripple</text:p>
          </table:table-cell>
          <table:table-cell office:value-type="string" calcext:value-type="string">
            <text:p>V_\mathrm{ripple}</text:p>
          </table:table-cell>
          <table:table-cell/>
          <table:table-cell table:style-name="ce39" office:value-type="float" office:value="0.054" calcext:value-type="float">
            <text:p>0.05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出力リップルのピーク値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1" office:value-type="string" calcext:value-type="string" table:number-columns-spanned="6" table:number-rows-spanned="1">
            <text:p>MC34063 パラメータ</text:p>
          </table:table-cell>
          <table:covered-table-cell table:number-columns-repeated="5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  <table:table-cell table:style-name="ce55" table:formula="of:=1/[.D13]" office:value-type="float" office:value="0.0000127388535031847" calcext:value-type="float">
            <text:p>1.27E-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周期</text:p>
          </table:table-cell>
        </table:table-row>
        <table:table-row table:style-name="ro1">
          <table:table-cell office:value-type="string" calcext:value-type="string">
            <text:p>t(off)</text:p>
          </table:table-cell>
          <table:table-cell office:value-type="string" calcext:value-type="string">
            <text:p>t_\mathrm{off}</text:p>
          </table:table-cell>
          <table:table-cell/>
          <table:table-cell table:style-name="ce55" office:value-type="float" office:value="0.00000898" calcext:value-type="float">
            <text:p>8.98E-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FF の時間</text:p>
          </table:table-cell>
        </table:table-row>
        <table:table-row table:style-name="ro1">
          <table:table-cell office:value-type="string" calcext:value-type="string">
            <text:p>t(on)</text:p>
          </table:table-cell>
          <table:table-cell office:value-type="string" calcext:value-type="string">
            <text:p>t_\mathrm{on}</text:p>
          </table:table-cell>
          <table:table-cell/>
          <table:table-cell table:style-name="ce55" office:value-type="float" office:value="0.00000375" calcext:value-type="float">
            <text:p>3.75E-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N の時間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_T</text:p>
          </table:table-cell>
          <table:table-cell/>
          <table:table-cell table:style-name="ce55" office:value-type="float" office:value="0.00000000014" calcext:value-type="float">
            <text:p>1.40E-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発振用キャパシタの容量</text:p>
          </table:table-cell>
        </table:table-row>
        <table:table-row table:style-name="ro1">
          <table:table-cell office:value-type="string" calcext:value-type="string">
            <text:p>Ipk(switch)</text:p>
          </table:table-cell>
          <table:table-cell office:value-type="string" calcext:value-type="string">
            <text:p>I_\mathrm{pk(switch)}</text:p>
          </table:table-cell>
          <table:table-cell/>
          <table:table-cell table:style-name="ce39" office:value-type="float" office:value="1.6" calcext:value-type="float">
            <text:p>1.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次側に流れる電流の最大値</text:p>
          </table:table-cell>
        </table:table-row>
        <table:table-row table:style-name="ro1">
          <table:table-cell office:value-type="string" calcext:value-type="string">
            <text:p>Rsc0</text:p>
          </table:table-cell>
          <table:table-cell office:value-type="string" calcext:value-type="string">
            <text:p>R_\mathrm{SC0}</text:p>
          </table:table-cell>
          <table:table-cell/>
          <table:table-cell table:style-name="ce38" office:value-type="float" office:value="0.19" calcext:value-type="float">
            <text:p>0.19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過電流保護用のセンス抵抗値の理論値</text:p>
          </table:table-cell>
        </table:table-row>
        <table:table-row table:style-name="ro1">
          <table:table-cell office:value-type="string" calcext:value-type="string">
            <text:p>Rsc</text:p>
          </table:table-cell>
          <table:table-cell office:value-type="string" calcext:value-type="string">
            <text:p>R_\mathrm{SC}</text:p>
          </table:table-cell>
          <table:table-cell/>
          <table:table-cell table:style-name="ce38" office:value-type="float" office:value="0.1" calcext:value-type="float">
            <text:p>0.1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過電流保護用のセンス抵抗値（実際に使用する値）</text:p>
          </table:table-cell>
        </table:table-row>
        <table:table-row table:style-name="ro1">
          <table:table-cell office:value-type="string" calcext:value-type="string">
            <text:p>L(min)</text:p>
          </table:table-cell>
          <table:table-cell office:value-type="string" calcext:value-type="string">
            <text:p>L_\mathrm{(min)}</text:p>
          </table:table-cell>
          <table:table-cell/>
          <table:table-cell table:style-name="ce55" office:value-type="float" office:value="0.0000314" calcext:value-type="float">
            <text:p>3.14E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降圧 DC-DC のインダクタンス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_O</text:p>
          </table:table-cell>
          <table:table-cell/>
          <table:table-cell table:style-name="ce55" office:value-type="float" office:value="0.000047" calcext:value-type="float">
            <text:p>4.70E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降圧 DC-DC のキャパシタンス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1" office:value-type="string" calcext:value-type="string" table:number-columns-spanned="6" table:number-rows-spanned="1">
            <text:p>充放電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chg-pp</text:p>
          </table:table-cell>
          <table:table-cell office:value-type="string" calcext:value-type="string">
            <text:p>V_\mathrm{chg(p-p)}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実質的な充電電圧</text:p>
          </table:table-cell>
        </table:table-row>
        <table:table-row table:style-name="ro1">
          <table:table-cell office:value-type="string" calcext:value-type="string">
            <text:p>Vchg</text:p>
          </table:table-cell>
          <table:table-cell office:value-type="string" calcext:value-type="string">
            <text:p>V_\mathrm{chg}</text:p>
          </table:table-cell>
          <table:table-cell/>
          <table:table-cell table:style-name="ce54" table:formula="of:=[パラメータ.D9]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全充電時のゲート電圧</text:p>
          </table:table-cell>
        </table:table-row>
        <table:table-row table:style-name="ro1">
          <table:table-cell office:value-type="string" calcext:value-type="string">
            <text:p>Vdis</text:p>
          </table:table-cell>
          <table:table-cell office:value-type="string" calcext:value-type="string">
            <text:p>V_\mathrm{dis}</text:p>
          </table:table-cell>
          <table:table-cell/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全放電時のゲート電圧</text:p>
          </table:table-cell>
        </table:table-row>
        <table:table-row table:style-name="ro1">
          <table:table-cell office:value-type="string" calcext:value-type="string">
            <text:p>Qg</text:p>
          </table:table-cell>
          <table:table-cell office:value-type="string" calcext:value-type="string">
            <text:p>Q_G</text:p>
          </table:table-cell>
          <table:table-cell/>
          <table:table-cell table:style-name="ce55" office:value-type="float" office:value="0.000000014" calcext:value-type="float">
            <text:p>1.40E-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充放電する電荷量</text:p>
          </table:table-cell>
        </table:table-row>
        <table:table-row table:style-name="ro1">
          <table:table-cell office:value-type="string" calcext:value-type="string">
            <text:p>Qg45</text:p>
          </table:table-cell>
          <table:table-cell office:value-type="string" calcext:value-type="string">
            <text:p>Q_{G45}</text:p>
          </table:table-cell>
          <table:table-cell/>
          <table:table-cell table:style-name="ce55" office:value-type="float" office:value="0.000000007" calcext:value-type="float">
            <text:p>7.00E-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$-4.5\,\mathrm{V}$ で充放電する時の電荷量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_G</text:p>
          </table:table-cell>
          <table:table-cell/>
          <table:table-cell table:formula="of:=[パラメータ.D31]/[パラメータ.D28]" office:value-type="float" office:value="0.0000000014" calcext:value-type="float">
            <text:p>1.4E-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充放電するキャパシタの容量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D_\mathrm{on}</text:p>
          </table:table-cell>
          <table:table-cell/>
          <table:table-cell table:style-name="ce56" table:formula="of:=[.D19]/([.D19]+[.D18])" office:value-type="percentage" office:value="0.294579732914375" calcext:value-type="percentage">
            <text:p>29.46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N dut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素子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R_B</text:p>
          </table:table-cell>
          <table:table-cell/>
          <table:table-cell table:style-name="ce55" office:value-type="float" office:value="10000" calcext:value-type="float">
            <text:p>1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Q_2$ のベース抵抗</text:p>
          </table:table-cell>
        </table:table-row>
        <table:table-row table:style-name="ro1">
          <table:table-cell office:value-type="string" calcext:value-type="string">
            <text:p>Rgd</text:p>
          </table:table-cell>
          <table:table-cell office:value-type="string" calcext:value-type="string">
            <text:p>R_{GD}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放電時の電流制限用抵抗</text:p>
          </table:table-cell>
        </table:table-row>
        <table:table-row table:style-name="ro1">
          <table:table-cell office:value-type="string" calcext:value-type="string">
            <text:p>Rgc</text:p>
          </table:table-cell>
          <table:table-cell office:value-type="string" calcext:value-type="string">
            <text:p>R_{GC}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充電時の電流制限用抵抗</text:p>
          </table:table-cell>
        </table:table-row>
        <table:table-row table:style-name="ro1">
          <table:table-cell office:value-type="string" calcext:value-type="string">
            <text:p>Rpu</text:p>
          </table:table-cell>
          <table:table-cell office:value-type="string" calcext:value-type="string">
            <text:p>R_{PU}</text:p>
          </table:table-cell>
          <table:table-cell/>
          <table:table-cell table:style-name="ce55" office:value-type="float" office:value="100000" calcext:value-type="float">
            <text:p>1.00E+05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プルアップ抵抗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R_G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Q_1$ の内蔵ゲート抵抗</text:p>
          </table:table-cell>
        </table:table-row>
        <table:table-row table:style-name="ro1">
          <table:table-cell office:value-type="string" calcext:value-type="string">
            <text:p>Vz1</text:p>
          </table:table-cell>
          <table:table-cell office:value-type="string" calcext:value-type="string">
            <text:p>V_{Z1}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ゲート保護用のツェナーダイオード</text:p>
          </table:table-cell>
        </table:table-row>
        <table:table-row table:style-name="ro1">
          <table:table-cell office:value-type="string" calcext:value-type="string">
            <text:p>Vd1(max)</text:p>
          </table:table-cell>
          <table:table-cell office:value-type="string" calcext:value-type="string">
            <text:p>V_{D1 \mathrm{(max)}}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1$ の最大端子間電圧</text:p>
          </table:table-cell>
        </table:table-row>
        <table:table-row table:style-name="ro1">
          <table:table-cell office:value-type="string" calcext:value-type="string">
            <text:p>RθJA(D1)</text:p>
          </table:table-cell>
          <table:table-cell office:value-type="string" calcext:value-type="string">
            <text:p>R_{\theta JA (D1)}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D_1$ の熱抵抗値</text:p>
          </table:table-cell>
        </table:table-row>
        <table:table-row table:style-name="ro1">
          <table:table-cell office:value-type="string" calcext:value-type="string">
            <text:p>Vd2(max)</text:p>
          </table:table-cell>
          <table:table-cell office:value-type="string" calcext:value-type="string">
            <text:p>V_{D2 \mathrm{(max)}}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2$ の最大端子間電圧</text:p>
          </table:table-cell>
        </table:table-row>
        <table:table-row table:style-name="ro1">
          <table:table-cell office:value-type="string" calcext:value-type="string">
            <text:p>RθJA(D2)</text:p>
          </table:table-cell>
          <table:table-cell office:value-type="string" calcext:value-type="string">
            <text:p>R_{\theta JA (D2)}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D_2$ の熱抵抗値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1</text:p>
          </table:table-cell>
          <table:table-cell/>
          <table:table-cell table:style-name="ce55" office:value-type="float" office:value="10000" calcext:value-type="float">
            <text:p>1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1$ の抵抗値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2</text:p>
          </table:table-cell>
          <table:table-cell/>
          <table:table-cell table:style-name="ce55" office:value-type="float" office:value="30000" calcext:value-type="float">
            <text:p>3.00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2$ の抵抗値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AO3401A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d(on)</text:p>
          </table:table-cell>
          <table:table-cell office:value-type="string" calcext:value-type="string">
            <text:p>t_{D \mathrm{(on)}}</text:p>
          </table:table-cell>
          <table:table-cell/>
          <table:table-cell table:style-name="ce55" office:value-type="float" office:value="0.0000000065" calcext:value-type="float">
            <text:p>6.50E-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ン遅延時間</text:p>
          </table:table-cell>
        </table:table-row>
        <table:table-row table:style-name="ro1">
          <table:table-cell office:value-type="string" calcext:value-type="string">
            <text:p>t_d(off)</text:p>
          </table:table-cell>
          <table:table-cell office:value-type="string" calcext:value-type="string">
            <text:p>t_{D \mathrm{(off)}}</text:p>
          </table:table-cell>
          <table:table-cell/>
          <table:table-cell table:style-name="ce55" office:value-type="float" office:value="0.000000041" calcext:value-type="float">
            <text:p>4.10E-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フ遅延時間</text:p>
          </table:table-cell>
        </table:table-row>
        <table:table-row table:style-name="ro1">
          <table:table-cell office:value-type="string" calcext:value-type="string">
            <text:p>Rds(on)</text:p>
          </table:table-cell>
          <table:table-cell office:value-type="string" calcext:value-type="string">
            <text:p>R_{DS \mathrm{(on)}}</text:p>
          </table:table-cell>
          <table:table-cell/>
          <table:table-cell table:style-name="ce55" office:value-type="float" office:value="0.04" calcext:value-type="float">
            <text:p>4.00E-02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N 抵抗</text:p>
          </table:table-cell>
        </table:table-row>
        <table:table-row table:style-name="ro1">
          <table:table-cell office:value-type="string" calcext:value-type="string">
            <text:p>RθJA(Q1)</text:p>
          </table:table-cell>
          <table:table-cell office:value-type="string" calcext:value-type="string">
            <text:p>R_{\theta JA (Q1)}</text:p>
          </table:table-cell>
          <table:table-cell/>
          <table:table-cell table:style-name="ce54" office:value-type="float" office:value="125" calcext:value-type="float">
            <text:p>125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Q_1$ の熱抵抗値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BC337</text:p>
          </table:table-cell>
          <table:covered-table-cell table:number-columns-repeated="4" table:style-name="ce33"/>
          <table:covered-table-cell table:style-name="ce60"/>
        </table:table-row>
        <table:table-row table:style-name="ro1">
          <table:table-cell office:value-type="string" calcext:value-type="string">
            <text:p>RθJA(Q2)</text:p>
          </table:table-cell>
          <table:table-cell office:value-type="string" calcext:value-type="string">
            <text:p>R_{\theta JA (Q2)}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熱抵抗値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MC3406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swc(max)</text:p>
          </table:table-cell>
          <table:table-cell office:value-type="string" calcext:value-type="string">
            <text:p>V_{SWC \mathrm{(max)}}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N 時の SWC 最大端子間電圧</text:p>
          </table:table-cell>
        </table:table-row>
        <table:table-row table:style-name="ro1">
          <table:table-cell office:value-type="string" calcext:value-type="string">
            <text:p>Iib</text:p>
          </table:table-cell>
          <table:table-cell office:value-type="string" calcext:value-type="string">
            <text:p>I_\mathrm{IB}</text:p>
          </table:table-cell>
          <table:table-cell/>
          <table:table-cell table:style-name="ce55" office:value-type="float" office:value="0.0000004" calcext:value-type="float">
            <text:p>4.00E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コンパレータの入力バイアス電流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その他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_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周囲温度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_L</text:p>
          </table:table-cell>
          <table:table-cell/>
          <table:table-cell table:style-name="ce55" office:value-type="float" office:value="0.00000003" calcext:value-type="float">
            <text:p>3.00E-08</text:p>
          </table:table-cell>
          <table:table-cell office:value-type="string" calcext:value-type="string">
            <text:p>H/N^2</text:p>
          </table:table-cell>
          <table:table-cell office:value-type="string" calcext:value-type="string">
            <text:p>インダクタコアの AL 値</text:p>
          </table:table-cell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共通" table:style-name="ta1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" table:number-columns-repeated="2" table:default-cell-style-name="ce32"/>
        <table:table-column table:style-name="co3" table:default-cell-style-name="ce32"/>
        <table:table-column table:style-name="co13" table:default-cell-style-name="ce59"/>
        <table:table-row table:style-name="ro1">
          <table:table-cell table:style-name="ce30" office:value-type="string" calcext:value-type="string">
            <text:p>名前</text:p>
          </table:table-cell>
          <table:table-cell table:style-name="ce30" office:value-type="string" calcext:value-type="string">
            <text:p>TeX</text:p>
          </table:table-cell>
          <table:table-cell table:style-name="ce30" office:value-type="string" calcext:value-type="string">
            <text:p>定格</text:p>
          </table:table-cell>
          <table:table-cell table:style-name="ce30" office:value-type="string" calcext:value-type="string">
            <text:p>値</text:p>
          </table:table-cell>
          <table:table-cell table:style-name="ce30" office:value-type="string" calcext:value-type="string">
            <text:p>単位</text:p>
          </table:table-cell>
          <table:table-cell table:style-name="ce58" office:value-type="string" calcext:value-type="string">
            <text:p>説明</text:p>
          </table:table-cell>
        </table:table-row>
        <table:table-row table:style-name="ro1">
          <table:table-cell table:style-name="ce31" office:value-type="string" calcext:value-type="string" table:number-columns-spanned="6" table:number-rows-spanned="1">
            <text:p>MC34063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V_{CC}</text:p>
          </table:table-cell>
          <table:table-cell table:style-name="ce62" office:value-type="float" office:value="40" calcext:value-type="float">
            <text:p>40V</text:p>
          </table:table-cell>
          <table:table-cell table:style-name="ce64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C34063 の定格電圧</text:p>
          </table:table-cell>
        </table:table-row>
        <table:table-row table:style-name="ro1">
          <table:table-cell office:value-type="string" calcext:value-type="string">
            <text:p>Isw</text:p>
          </table:table-cell>
          <table:table-cell office:value-type="string" calcext:value-type="string">
            <text:p>I_\mathrm{SW}</text:p>
          </table:table-cell>
          <table:table-cell table:style-name="ce63" office:value-type="float" office:value="1.5" calcext:value-type="float">
            <text:p>1.5A</text:p>
          </table:table-cell>
          <table:table-cell table:style-name="ce65" office:value-type="float" office:value="1" calcext:value-type="float">
            <text:p>1.00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C34063 の内部 BJT の定格電流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R_\mathrm{PU}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Rpu</text:p>
          </table:table-cell>
          <table:table-cell office:value-type="string" calcext:value-type="string">
            <text:p>I_{R_\mathrm{PU}}</text:p>
          </table:table-cell>
          <table:table-cell/>
          <table:table-cell table:style-name="ce55" table:formula="of:=[パラメータ.D42]/[パラメータ.D40]" office:value-type="float" office:value="0.0001" calcext:value-type="float">
            <text:p>1.00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 $R_\mathrm{PU}$ の電流</text:p>
          </table:table-cell>
        </table:table-row>
        <table:table-row table:style-name="ro1">
          <table:table-cell office:value-type="string" calcext:value-type="string">
            <text:p>P_Ppu</text:p>
          </table:table-cell>
          <table:table-cell office:value-type="string" calcext:value-type="string">
            <text:p>P_{R_\mathrm{PU}}</text:p>
          </table:table-cell>
          <table:table-cell office:value-type="float" office:value="0.125" calcext:value-type="float">
            <text:p>0.125</text:p>
          </table:table-cell>
          <table:table-cell table:style-name="ce66" table:formula="of:=[共通.D7]^2*[パラメータ.D40]" office:value-type="float" office:value="0.001" calcext:value-type="float">
            <text:p>1.00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 $R_\mathrm{PU}$ の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C_T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Ct(max)</text:p>
          </table:table-cell>
          <table:table-cell office:value-type="string" calcext:value-type="string">
            <text:p>V_{C_T \mathrm{(max)}}</text:p>
          </table:table-cell>
          <table:table-cell office:value-type="float" office:value="50" calcext:value-type="float">
            <text:p>50</text:p>
          </table:table-cell>
          <table:table-cell table:style-name="ce67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T$ の最大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C_1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C1(max)</text:p>
          </table:table-cell>
          <table:table-cell office:value-type="string" calcext:value-type="string">
            <text:p>V_{C_1 \mathrm{(max)}}</text:p>
          </table:table-cell>
          <table:table-cell office:value-type="float" office:value="25" calcext:value-type="float">
            <text:p>25</text:p>
          </table:table-cell>
          <table:table-cell table:style-name="ce68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1$ の最大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C_O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Co(max)</text:p>
          </table:table-cell>
          <table:table-cell office:value-type="string" calcext:value-type="string">
            <text:p>V_{C_O \mathrm{(max)}}</text:p>
          </table:table-cell>
          <table:table-cell office:value-type="float" office:value="16" calcext:value-type="float">
            <text:p>16</text:p>
          </table:table-cell>
          <table:table-cell table:style-name="ce69" table:formula="of:=[パラメータ.D10]+[パラメータ.D14]/2" office:value-type="float" office:value="5.027" calcext:value-type="float">
            <text:p>5.0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O$ の最大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D_2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d2(max)</text:p>
          </table:table-cell>
          <table:table-cell office:value-type="string" calcext:value-type="string">
            <text:p>I_{D2 \mathrm{(max)}}</text:p>
          </table:table-cell>
          <table:table-cell office:value-type="float" office:value="3" calcext:value-type="float">
            <text:p>3</text:p>
          </table:table-cell>
          <table:table-cell table:style-name="ce70" table:formula="of:=[パラメータ.D11]" office:value-type="float" office:value="0.8" calcext:value-type="float">
            <text:p>0.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D_2$ の最大電流</text:p>
          </table:table-cell>
        </table:table-row>
        <table:table-row table:style-name="ro1">
          <table:table-cell office:value-type="string" calcext:value-type="string">
            <text:p>Vd2k(max)</text:p>
          </table:table-cell>
          <table:table-cell office:value-type="string" calcext:value-type="string">
            <text:p>V_{D2,K \mathrm{(max)}}</text:p>
          </table:table-cell>
          <table:table-cell office:value-type="float" office:value="40" calcext:value-type="float">
            <text:p>40</text:p>
          </table:table-cell>
          <table:table-cell table:style-name="ce71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D_2$ カソードの最大電圧</text:p>
          </table:table-cell>
        </table:table-row>
        <table:table-row table:style-name="ro1">
          <table:table-cell office:value-type="string" calcext:value-type="string">
            <text:p>Pd2(max)</text:p>
          </table:table-cell>
          <table:table-cell office:value-type="string" calcext:value-type="string">
            <text:p>P_{D2 \mathrm{(max)}}</text:p>
          </table:table-cell>
          <table:table-cell/>
          <table:table-cell table:formula="of:=[パラメータ.D45]*[.D20]" office:value-type="float" office:value="0.48" calcext:value-type="float">
            <text:p>0.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D_2$ の消費電力</text:p>
          </table:table-cell>
        </table:table-row>
        <table:table-row table:style-name="ro1">
          <table:table-cell office:value-type="string" calcext:value-type="string">
            <text:p>ΔTj(D2)</text:p>
          </table:table-cell>
          <table:table-cell office:value-type="string" calcext:value-type="string">
            <text:p>\Delta T_{J(D2)}</text:p>
          </table:table-cell>
          <table:table-cell/>
          <table:table-cell table:formula="of:=[.D22]*[パラメータ.D46]" office:value-type="float" office:value="24" calcext:value-type="float">
            <text:p>24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2$ の PN 接合の上昇温度</text:p>
          </table:table-cell>
        </table:table-row>
        <table:table-row table:style-name="ro1">
          <table:table-cell office:value-type="string" calcext:value-type="string">
            <text:p>Tj(D2)</text:p>
          </table:table-cell>
          <table:table-cell office:value-type="string" calcext:value-type="string">
            <text:p>T_{J(D2)}</text:p>
          </table:table-cell>
          <table:table-cell office:value-type="float" office:value="125" calcext:value-type="float">
            <text:p>125</text:p>
          </table:table-cell>
          <table:table-cell table:style-name="ce72" table:formula="of:=[パラメータ.D64]+[.D23]" office:value-type="float" office:value="64" calcext:value-type="float">
            <text:p>64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$D_2$ の PN 接合の温度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スイッチング速度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sw</text:p>
          </table:table-cell>
          <table:table-cell office:value-type="string" calcext:value-type="string">
            <text:p>t_\mathrm{sw}</text:p>
          </table:table-cell>
          <table:table-cell/>
          <table:table-cell table:style-name="ce55" table:formula="of:=[OFF時.D13]+[ON時.D10]" office:value-type="float" office:value="0.000000224298124783053" calcext:value-type="float">
            <text:p>2.24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スイッチング速度</text:p>
          </table:table-cell>
        </table:table-row>
        <table:table-row table:style-name="ro1">
          <table:table-cell office:value-type="string" calcext:value-type="string">
            <text:p>t_sw(rate)</text:p>
          </table:table-cell>
          <table:table-cell office:value-type="string" calcext:value-type="string">
            <text:p>t_\mathrm{sw(rate)}</text:p>
          </table:table-cell>
          <table:table-cell table:style-name="ce56" office:value-type="percentage" office:value="0.05" calcext:value-type="percentage">
            <text:p>5.00%</text:p>
          </table:table-cell>
          <table:table-cell table:style-name="ce73" table:formula="of:=[.D27]/[パラメータ.D17]" office:value-type="percentage" office:value="0.0176074027954697" calcext:value-type="percentage">
            <text:p>1.76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周期におけるスイッチング速度の割合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ゲートキャパシタの自然放電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_dis(self)</text:p>
          </table:table-cell>
          <table:table-cell office:value-type="string" calcext:value-type="string">
            <text:p>t_\mathrm{dis(self)}</text:p>
          </table:table-cell>
          <table:table-cell/>
          <table:table-cell table:style-name="ce55" table:formula="of:=[パラメータ.D40]*[パラメータ.D33]*LN([パラメータ.D8]/(0.01*[パラメータ.D8]))" office:value-type="float" office:value="0.000644723826038333" calcext:value-type="float">
            <text:p>6.45E-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自然放電にかかる時間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L_1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L1(on,peak)</text:p>
          </table:table-cell>
          <table:table-cell office:value-type="string" calcext:value-type="string">
            <text:p>I_{L1 \mathrm{(on,peak)}}</text:p>
          </table:table-cell>
          <table:table-cell/>
          <table:table-cell table:style-name="ce39" table:formula="of:=[パラメータ.D21]" office:value-type="float" office:value="1.6" calcext:value-type="float">
            <text:p>1.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時に $L_1$ に流れるピーク電流</text:p>
          </table:table-cell>
        </table:table-row>
        <table:table-row table:style-name="ro1">
          <table:table-cell office:value-type="string" calcext:value-type="string">
            <text:p>I_L1(on,avg)</text:p>
          </table:table-cell>
          <table:table-cell office:value-type="string" calcext:value-type="string">
            <text:p>I_{L1 \mathrm{(on,avg)}}</text:p>
          </table:table-cell>
          <table:table-cell office:value-type="float" office:value="1" calcext:value-type="float">
            <text:p>1</text:p>
          </table:table-cell>
          <table:table-cell table:style-name="ce74" table:formula="of:=[.D34]/2" office:value-type="float" office:value="0.8" calcext:value-type="float">
            <text:p>0.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N 時に $L_1$ に流れる平均電流</text:p>
          </table:table-cell>
        </table:table-row>
        <table:table-row table:style-name="ro1">
          <table:table-cell office:value-type="string" calcext:value-type="string">
            <text:p>I_L1(off)</text:p>
          </table:table-cell>
          <table:table-cell office:value-type="string" calcext:value-type="string">
            <text:p>I_{L1 \mathrm{(off)}}</text:p>
          </table:table-cell>
          <table:table-cell office:value-type="float" office:value="1" calcext:value-type="float">
            <text:p>1</text:p>
          </table:table-cell>
          <table:table-cell table:style-name="ce75" table:formula="of:=[パラメータ.D12]" office:value-type="float" office:value="0.05" calcext:value-type="float">
            <text:p>0.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 時に $L_1$ に流れる電流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  <table:table-cell table:formula="of:=CEILING(SQRT([パラメータ.D24]/[パラメータ.D65]))" office:value-type="float" office:value="33" calcext:value-type="float">
            <text:p>33</text:p>
          </table:table-cell>
          <table:table-cell/>
          <table:table-cell office:value-type="string" calcext:value-type="string">
            <text:p>巻数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R_\mathrm{SC}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Rsc(peak)</text:p>
          </table:table-cell>
          <table:table-cell office:value-type="string" calcext:value-type="string">
            <text:p>I_{R_\mathrm{SC} \mathrm{(peak)}}</text:p>
          </table:table-cell>
          <table:table-cell/>
          <table:table-cell table:style-name="ce39" table:formula="of:=[パラメータ.D21]" office:value-type="float" office:value="1.6" calcext:value-type="float">
            <text:p>1.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\mathrm{SC}$ に流れるピーク電流</text:p>
          </table:table-cell>
        </table:table-row>
        <table:table-row table:style-name="ro1">
          <table:table-cell office:value-type="string" calcext:value-type="string">
            <text:p>I_Rsc(pulse,avg)</text:p>
          </table:table-cell>
          <table:table-cell table:style-name="ce61" office:value-type="string" calcext:value-type="string">
            <text:p>I_{R_\mathrm{SC} \mathrm{(pulse,avg)}}</text:p>
          </table:table-cell>
          <table:table-cell/>
          <table:table-cell table:style-name="ce39" table:formula="of:=[.D40]/2" office:value-type="float" office:value="0.8" calcext:value-type="float">
            <text:p>0.800</text:p>
          </table:table-cell>
          <table:table-cell office:value-type="string" calcext:value-type="string">
            <text:p>A</text:p>
          </table:table-cell>
          <table:table-cell table:style-name="ce82" office:value-type="string" calcext:value-type="string">
            <text:p>$R_\mathrm{SC}$ に流れるパルス平均電流</text:p>
          </table:table-cell>
        </table:table-row>
        <table:table-row table:style-name="ro1">
          <table:table-cell office:value-type="string" calcext:value-type="string">
            <text:p>I_Rsc(avg)</text:p>
          </table:table-cell>
          <table:table-cell office:value-type="string" calcext:value-type="string">
            <text:p>I_{R_\mathrm{SC} \mathrm{(avg)}}</text:p>
          </table:table-cell>
          <table:table-cell/>
          <table:table-cell table:formula="of:=[パラメータ.D34]*[.D41]" office:value-type="float" office:value="0.2356637863315" calcext:value-type="float">
            <text:p>0.2356637863</text:p>
          </table:table-cell>
          <table:table-cell office:value-type="string" calcext:value-type="string">
            <text:p>A</text:p>
          </table:table-cell>
          <table:table-cell table:style-name="ce82" office:value-type="string" calcext:value-type="string">
            <text:p>$R_\mathrm{SC}$ に流れる平均電流</text:p>
          </table:table-cell>
        </table:table-row>
        <table:table-row table:style-name="ro1">
          <table:table-cell office:value-type="string" calcext:value-type="string">
            <text:p>P_Rsc(avg)</text:p>
          </table:table-cell>
          <table:table-cell table:style-name="ce61" office:value-type="string" calcext:value-type="string">
            <text:p>P_{R_\mathrm{SC} \mathrm{(avg)}}</text:p>
          </table:table-cell>
          <table:table-cell office:value-type="float" office:value="0.125" calcext:value-type="float">
            <text:p>0.125</text:p>
          </table:table-cell>
          <table:table-cell table:style-name="ce76" table:formula="of:=[.D42]^2*[パラメータ.D23]" office:value-type="float" office:value="0.00555374201880989" calcext:value-type="float">
            <text:p>5.55E-03</text:p>
          </table:table-cell>
          <table:table-cell office:value-type="string" calcext:value-type="string">
            <text:p>W</text:p>
          </table:table-cell>
          <table:table-cell table:style-name="ce82" office:value-type="string" calcext:value-type="string">
            <text:p>$R_\mathrm{SC}$ の平均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L_F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Lf(max)</text:p>
          </table:table-cell>
          <table:table-cell office:value-type="string" calcext:value-type="string">
            <text:p>I_{L_F \mathrm{(max)}}</text:p>
          </table:table-cell>
          <table:table-cell office:value-type="float" office:value="0.815" calcext:value-type="float">
            <text:p>0.815</text:p>
          </table:table-cell>
          <table:table-cell table:style-name="ce77" table:formula="of:=[パラメータ.D12]" office:value-type="float" office:value="0.05" calcext:value-type="float">
            <text:p>0.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L_F$ に流れる最大電流量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C_F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Cf(max)</text:p>
          </table:table-cell>
          <table:table-cell office:value-type="string" calcext:value-type="string">
            <text:p>V_{C_F \mathrm{(max)}}</text:p>
          </table:table-cell>
          <table:table-cell office:value-type="float" office:value="16" calcext:value-type="float">
            <text:p>16</text:p>
          </table:table-cell>
          <table:table-cell table:style-name="ce78" table:formula="of:=[パラメータ.D10]" office:value-type="float" office:value="5" calcext:value-type="float">
            <text:p>5.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F$ の最大電圧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R_1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1</text:p>
          </table:table-cell>
          <table:table-cell office:value-type="string" calcext:value-type="string">
            <text:p>V_{R_1}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1$ の端子間電圧</text:p>
          </table:table-cell>
        </table:table-row>
        <table:table-row table:style-name="ro1">
          <table:table-cell office:value-type="string" calcext:value-type="string">
            <text:p>I_R1</text:p>
          </table:table-cell>
          <table:table-cell office:value-type="string" calcext:value-type="string">
            <text:p>I_{R_1}</text:p>
          </table:table-cell>
          <table:table-cell/>
          <table:table-cell table:style-name="ce55" table:formula="of:=[.D52]/[パラメータ.D47]" office:value-type="float" office:value="0.000125" calcext:value-type="float">
            <text:p>1.2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1$ の電流</text:p>
          </table:table-cell>
        </table:table-row>
        <table:table-row table:style-name="ro1">
          <table:table-cell office:value-type="string" calcext:value-type="string">
            <text:p>P_R1</text:p>
          </table:table-cell>
          <table:table-cell office:value-type="string" calcext:value-type="string">
            <text:p>P_{R_1}</text:p>
          </table:table-cell>
          <table:table-cell office:value-type="float" office:value="0.125" calcext:value-type="float">
            <text:p>0.125</text:p>
          </table:table-cell>
          <table:table-cell table:style-name="ce79" table:formula="of:=[.D52]*[.D53]" office:value-type="float" office:value="0.00015625" calcext:value-type="float">
            <text:p>1.56E-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1$ の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3" office:value-type="string" calcext:value-type="string" table:number-columns-spanned="6" table:number-rows-spanned="1">
            <text:p>$R_2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2</text:p>
          </table:table-cell>
          <table:table-cell office:value-type="string" calcext:value-type="string">
            <text:p>V_{R_2}</text:p>
          </table:table-cell>
          <table:table-cell/>
          <table:table-cell table:formula="of:=[パラメータ.D10]-[.D52]" office:value-type="float" office:value="3.75" calcext:value-type="float">
            <text:p>3.7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2$ の端子間電圧</text:p>
          </table:table-cell>
        </table:table-row>
        <table:table-row table:style-name="ro1">
          <table:table-cell office:value-type="string" calcext:value-type="string">
            <text:p>I_R2</text:p>
          </table:table-cell>
          <table:table-cell office:value-type="string" calcext:value-type="string">
            <text:p>I_{R_2}</text:p>
          </table:table-cell>
          <table:table-cell/>
          <table:table-cell table:style-name="ce55" table:formula="of:=[.D57]/[パラメータ.D48]+[パラメータ.D61]" office:value-type="float" office:value="0.0001254" calcext:value-type="float">
            <text:p>1.25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2$ の電流</text:p>
          </table:table-cell>
        </table:table-row>
        <table:table-row table:style-name="ro1">
          <table:table-cell office:value-type="string" calcext:value-type="string">
            <text:p>P_R2</text:p>
          </table:table-cell>
          <table:table-cell office:value-type="string" calcext:value-type="string">
            <text:p>P_{R_2}</text:p>
          </table:table-cell>
          <table:table-cell office:value-type="float" office:value="0.1" calcext:value-type="float">
            <text:p>0.1</text:p>
          </table:table-cell>
          <table:table-cell table:style-name="ce80" table:formula="of:=[.D57]*[.D58]" office:value-type="float" office:value="0.00047025" calcext:value-type="float">
            <text:p>4.70E-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2$ の消費電力</text:p>
          </table:table-cell>
        </table:table-row>
        <table:table-row table:style-name="ro1">
          <table:table-cell office:value-type="string" calcext:value-type="string">
            <text:p>Iib/I_R1</text:p>
          </table:table-cell>
          <table:table-cell office:value-type="string" calcext:value-type="string">
            <text:p>I_\mathrm{IB}/I_{R_1}</text:p>
          </table:table-cell>
          <table:table-cell table:style-name="ce56" office:value-type="percentage" office:value="0.01" calcext:value-type="percentage">
            <text:p>1.00%</text:p>
          </table:table-cell>
          <table:table-cell table:style-name="ce81" table:formula="of:=[パラメータ.D61]/[.D53]" office:value-type="percentage" office:value="0.0032" calcext:value-type="percentage">
            <text:p>0.32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コンパレータへの電流の比率</text:p>
          </table:table-cell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共通.D3:共通.D4">
            <calcext:condition calcext:apply-style-name="Safe" calcext:value="formula-is([共通.D3]&lt;=[共通.C3])" calcext:base-cell-address="共通.D3"/>
            <calcext:condition calcext:apply-style-name="Exceeded" calcext:value="formula-is([共通.D3] &gt; [共通.C3])" calcext:base-cell-address="共通.D3"/>
          </calcext:conditional-format>
          <calcext:conditional-format calcext:target-range-address="共通.D8:共通.D8">
            <calcext:condition calcext:apply-style-name="Safe" calcext:value="formula-is(ABS([共通.D8])&lt;=ABS([共通.C8]))" calcext:base-cell-address="共通.D8"/>
            <calcext:condition calcext:apply-style-name="Exceeded" calcext:value="formula-is(ABS([共通.D8]) &gt; ABS([共通.C8]))" calcext:base-cell-address="共通.D8"/>
          </calcext:conditional-format>
          <calcext:conditional-format calcext:target-range-address="共通.D11:共通.D11">
            <calcext:condition calcext:apply-style-name="Safe" calcext:value="formula-is(ABS([共通.D11])&lt;=ABS([共通.C11]))" calcext:base-cell-address="共通.D11"/>
            <calcext:condition calcext:apply-style-name="Exceeded" calcext:value="formula-is(ABS([共通.D11]) &gt; ABS([共通.C11]))" calcext:base-cell-address="共通.D11"/>
          </calcext:conditional-format>
          <calcext:conditional-format calcext:target-range-address="共通.D14:共通.D14">
            <calcext:condition calcext:apply-style-name="Safe" calcext:value="formula-is(ABS([共通.D14])&lt;=ABS([共通.C14]))" calcext:base-cell-address="共通.D14"/>
            <calcext:condition calcext:apply-style-name="Exceeded" calcext:value="formula-is(ABS([共通.D14]) &gt; ABS([共通.C14]))" calcext:base-cell-address="共通.D14"/>
          </calcext:conditional-format>
          <calcext:conditional-format calcext:target-range-address="共通.D17:共通.D17">
            <calcext:condition calcext:apply-style-name="Safe" calcext:value="formula-is(ABS([共通.D17])&lt;=ABS([共通.C17]))" calcext:base-cell-address="共通.D17"/>
            <calcext:condition calcext:apply-style-name="Exceeded" calcext:value="formula-is(ABS([共通.D17]) &gt; ABS([共通.C17]))" calcext:base-cell-address="共通.D17"/>
          </calcext:conditional-format>
          <calcext:conditional-format calcext:target-range-address="共通.D20:共通.D20">
            <calcext:condition calcext:apply-style-name="Safe" calcext:value="formula-is(ABS([共通.D20])&lt;=ABS([共通.C20]))" calcext:base-cell-address="共通.D20"/>
            <calcext:condition calcext:apply-style-name="Exceeded" calcext:value="formula-is(ABS([共通.D20]) &gt; ABS([共通.C20]))" calcext:base-cell-address="共通.D20"/>
          </calcext:conditional-format>
          <calcext:conditional-format calcext:target-range-address="共通.D21:共通.D21">
            <calcext:condition calcext:apply-style-name="Safe" calcext:value="formula-is(ABS([共通.D21])&lt;=ABS([共通.C21]))" calcext:base-cell-address="共通.D21"/>
            <calcext:condition calcext:apply-style-name="Exceeded" calcext:value="formula-is(ABS([共通.D21]) &gt; ABS([共通.C21]))" calcext:base-cell-address="共通.D21"/>
          </calcext:conditional-format>
          <calcext:conditional-format calcext:target-range-address="共通.D24:共通.D24">
            <calcext:condition calcext:apply-style-name="Safe" calcext:value="formula-is(ABS([共通.D24])&lt;=ABS([共通.C24]))" calcext:base-cell-address="共通.D24"/>
            <calcext:condition calcext:apply-style-name="Exceeded" calcext:value="formula-is(ABS([共通.D24]) &gt; ABS([共通.C24]))" calcext:base-cell-address="共通.D24"/>
          </calcext:conditional-format>
          <calcext:conditional-format calcext:target-range-address="共通.D28:共通.D28">
            <calcext:condition calcext:apply-style-name="Safe" calcext:value="formula-is(ABS([共通.D28])&lt;=ABS([共通.C28]))" calcext:base-cell-address="共通.D28"/>
            <calcext:condition calcext:apply-style-name="Exceeded" calcext:value="formula-is(ABS([共通.D28]) &gt; ABS([共通.C28]))" calcext:base-cell-address="共通.D28"/>
          </calcext:conditional-format>
          <calcext:conditional-format calcext:target-range-address="共通.D35:共通.D35">
            <calcext:condition calcext:apply-style-name="Safe" calcext:value="formula-is(ABS([共通.D35])&lt;=ABS([共通.C35]))" calcext:base-cell-address="共通.D35"/>
            <calcext:condition calcext:apply-style-name="Exceeded" calcext:value="formula-is(ABS([共通.D35]) &gt; ABS([共通.C35]))" calcext:base-cell-address="共通.D35"/>
          </calcext:conditional-format>
          <calcext:conditional-format calcext:target-range-address="共通.D36:共通.D36">
            <calcext:condition calcext:apply-style-name="Safe" calcext:value="formula-is(ABS([共通.D36])&lt;=ABS([共通.C36]))" calcext:base-cell-address="共通.D36"/>
            <calcext:condition calcext:apply-style-name="Exceeded" calcext:value="formula-is(ABS([共通.D36]) &gt; ABS([共通.C36]))" calcext:base-cell-address="共通.D36"/>
          </calcext:conditional-format>
          <calcext:conditional-format calcext:target-range-address="共通.D43:共通.D43">
            <calcext:condition calcext:apply-style-name="Safe" calcext:value="formula-is(ABS([共通.D43])&lt;=ABS([共通.C43]))" calcext:base-cell-address="共通.D43"/>
            <calcext:condition calcext:apply-style-name="Exceeded" calcext:value="formula-is(ABS([共通.D43]) &gt; ABS([共通.C43]))" calcext:base-cell-address="共通.D43"/>
          </calcext:conditional-format>
          <calcext:conditional-format calcext:target-range-address="共通.D46:共通.D46">
            <calcext:condition calcext:apply-style-name="Safe" calcext:value="formula-is(ABS([共通.D46])&lt;=ABS([共通.C46]))" calcext:base-cell-address="共通.D46"/>
            <calcext:condition calcext:apply-style-name="Exceeded" calcext:value="formula-is(ABS([共通.D46]) &gt; ABS([共通.C46]))" calcext:base-cell-address="共通.D46"/>
          </calcext:conditional-format>
          <calcext:conditional-format calcext:target-range-address="共通.D49:共通.D49">
            <calcext:condition calcext:apply-style-name="Safe" calcext:value="formula-is(ABS([共通.D49])&lt;=ABS([共通.C49]))" calcext:base-cell-address="共通.D49"/>
            <calcext:condition calcext:apply-style-name="Exceeded" calcext:value="formula-is(ABS([共通.D49]) &gt; ABS([共通.C49]))" calcext:base-cell-address="共通.D49"/>
          </calcext:conditional-format>
          <calcext:conditional-format calcext:target-range-address="共通.D54:共通.D54">
            <calcext:condition calcext:apply-style-name="Safe" calcext:value="formula-is(ABS([共通.D54])&lt;=ABS([共通.C54]))" calcext:base-cell-address="共通.D54"/>
            <calcext:condition calcext:apply-style-name="Exceeded" calcext:value="formula-is(ABS([共通.D54]) &gt; ABS([共通.C54]))" calcext:base-cell-address="共通.D54"/>
          </calcext:conditional-format>
          <calcext:conditional-format calcext:target-range-address="共通.D59:共通.D59">
            <calcext:condition calcext:apply-style-name="Safe" calcext:value="formula-is(ABS([共通.D59])&lt;=ABS([共通.C59]))" calcext:base-cell-address="共通.D59"/>
            <calcext:condition calcext:apply-style-name="Exceeded" calcext:value="formula-is(ABS([共通.D59]) &gt; ABS([共通.C59]))" calcext:base-cell-address="共通.D59"/>
          </calcext:conditional-format>
          <calcext:conditional-format calcext:target-range-address="共通.D60:共通.D60">
            <calcext:condition calcext:apply-style-name="Safe" calcext:value="formula-is(ABS([共通.D59])&lt;=ABS([共通.C59]))" calcext:base-cell-address="共通.D59"/>
            <calcext:condition calcext:apply-style-name="Exceeded" calcext:value="formula-is(ABS([共通.D59]) &gt; ABS([共通.C59]))" calcext:base-cell-address="共通.D59"/>
          </calcext:conditional-format>
        </calcext:conditional-formats>
      </table:table>
      <table:table table:name="OFF時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0" table:default-cell-style-name="ce16"/>
        <table:table-column table:style-name="co1" table:default-cell-style-name="Default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15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$Q_2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b2(peak)</text:p>
          </table:table-cell>
          <table:table-cell office:value-type="string" calcext:value-type="string">
            <text:p>I_{B2 \mathrm{(peak)}}</text:p>
          </table:table-cell>
          <table:table-cell/>
          <table:table-cell table:style-name="ce12" table:formula="of:=([パラメータ.D9]-0.7)/([パラメータ.D37]+[パラメータ.D39]+[パラメータ.D41])" office:value-type="float" office:value="0.00172692607159257" calcext:value-type="float">
            <text:p>1.73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ベース電流のピーク値</text:p>
          </table:table-cell>
          <table:table-cell/>
        </table:table-row>
        <table:table-row table:style-name="ro1">
          <table:table-cell office:value-type="string" calcext:value-type="string">
            <text:p>Prb(peak)</text:p>
          </table:table-cell>
          <table:table-cell office:value-type="string" calcext:value-type="string">
            <text:p>P_{R_B \mathrm{(peak)}}</text:p>
          </table:table-cell>
          <table:table-cell office:value-type="float" office:value="0.125" calcext:value-type="float">
            <text:p>0.125</text:p>
          </table:table-cell>
          <table:table-cell table:style-name="ce43" table:formula="of:=[OFF時.D3]^2*[パラメータ.D37]" office:value-type="float" office:value="0.0298227365674613" calcext:value-type="float">
            <text:p>2.98E-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B$ の消費電力のピーク値</text:p>
          </table:table-cell>
          <table:table-cell/>
        </table:table-row>
        <table:table-row table:style-name="ro1">
          <table:table-cell office:value-type="string" calcext:value-type="string">
            <text:p>Vce2(max)</text:p>
          </table:table-cell>
          <table:table-cell office:value-type="string" calcext:value-type="string">
            <text:p>V_{CE2 \mathrm{(max)}}</text:p>
          </table:table-cell>
          <table:table-cell office:value-type="float" office:value="45" calcext:value-type="float">
            <text:p>45</text:p>
          </table:table-cell>
          <table:table-cell table:style-name="ce44" table:formula="of:=[パラメータ.D42]"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-E 間の端子間最大電圧</text:p>
          </table:table-cell>
          <table:table-cell/>
        </table:table-row>
        <table:table-row table:style-name="ro1">
          <table:table-cell table:style-name="ce40" table:number-columns-repeated="5"/>
          <table:table-cell table:style-name="ce53"/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ゲートキャパシタの充電</text:p>
          </table:table-cell>
          <table:covered-table-cell table:number-columns-repeated="4" table:style-name="ce41"/>
          <table:covered-table-cell table:style-name="ce53"/>
          <table:covered-table-cell/>
        </table:table-row>
        <table:table-row table:style-name="ro1">
          <table:table-cell office:value-type="string" calcext:value-type="string">
            <text:p>Rg1(chg,tot)</text:p>
          </table:table-cell>
          <table:table-cell office:value-type="string" calcext:value-type="string">
            <text:p>R_{G1 \mathrm{(chg,tot)}}</text:p>
          </table:table-cell>
          <table:table-cell/>
          <table:table-cell table:formula="of:=[パラメータ.D39]+[パラメータ.D41]" office:value-type="float" office:value="17.8" calcext:value-type="float">
            <text:p>1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充電時の総抵抗値</text:p>
          </table:table-cell>
          <table:table-cell/>
        </table:table-row>
        <table:table-row table:style-name="ro2">
          <table:table-cell office:value-type="string" calcext:value-type="string">
            <text:p>t(chg)</text:p>
          </table:table-cell>
          <table:table-cell office:value-type="string" calcext:value-type="string">
            <text:p>t_\mathrm{chg}</text:p>
          </table:table-cell>
          <table:table-cell/>
          <table:table-cell table:style-name="ce12" table:formula="of:=[パラメータ.D33]*[OFF時.D8]*LN([パラメータ.D28]/([パラメータ.D28]-([パラメータ.D28]-0.5)))" office:value-type="float" office:value="0.0000000746536482569655" calcext:value-type="float">
            <text:p>7.47E-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V_\mathrm{IN} – 0.5\,\mathrm{V}$ までの充電時間</text:p>
          </table:table-cell>
          <table:table-cell/>
        </table:table-row>
        <table:table-row table:style-name="ro1">
          <table:table-cell office:value-type="string" calcext:value-type="string">
            <text:p>Ig1(chg,avg)</text:p>
          </table:table-cell>
          <table:table-cell table:style-name="ce42" office:value-type="string" calcext:value-type="string">
            <text:p>I_{G1 \mathrm{(chg,avr)}}</text:p>
          </table:table-cell>
          <table:table-cell/>
          <table:table-cell table:style-name="ce12" table:formula="of:=[パラメータ.D13]*[パラメータ.D31]" office:value-type="float" office:value="0.001099" calcext:value-type="float">
            <text:p>1.10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平均電流</text:p>
          </table:table-cell>
          <table:table-cell/>
        </table:table-row>
        <table:table-row table:style-name="ro1">
          <table:table-cell office:value-type="string" calcext:value-type="string">
            <text:p>Ig1(chg,pulse)</text:p>
          </table:table-cell>
          <table:table-cell office:value-type="string" calcext:value-type="string">
            <text:p>I_{G1 \mathrm{(chg,pulse)}}</text:p>
          </table:table-cell>
          <table:table-cell/>
          <table:table-cell table:style-name="ce10" table:formula="of:=[パラメータ.D31]/[OFF時.D9]" office:value-type="float" office:value="0.187532697019851" calcext:value-type="float">
            <text:p>0.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パルス平均電流</text:p>
          </table:table-cell>
          <table:table-cell/>
        </table:table-row>
        <table:table-row table:style-name="ro1">
          <table:table-cell office:value-type="string" calcext:value-type="string">
            <text:p>Ig1(chg,peak)</text:p>
          </table:table-cell>
          <table:table-cell office:value-type="string" calcext:value-type="string">
            <text:p>I_{G1_\mathrm{(chg,peak)}}</text:p>
          </table:table-cell>
          <table:table-cell/>
          <table:table-cell table:style-name="ce10" table:formula="of:=[パラメータ.D28]/[OFF時.D8]" office:value-type="float" office:value="0.561797752808989" calcext:value-type="float">
            <text:p>0.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ピーク電流</text:p>
          </table:table-cell>
          <table:table-cell/>
        </table:table-row>
        <table:table-row table:style-name="ro1">
          <table:table-cell office:value-type="string" calcext:value-type="string">
            <text:p>t_toff</text:p>
          </table:table-cell>
          <table:table-cell office:value-type="string" calcext:value-type="string">
            <text:p>t_\mathrm{toff}</text:p>
          </table:table-cell>
          <table:table-cell/>
          <table:table-cell table:style-name="ce12" table:formula="of:=[パラメータ.D52]+[OFF時.D9]" office:value-type="float" office:value="0.000000115653648256966" calcext:value-type="float">
            <text:p>1.16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フ時間</text:p>
          </table:table-cell>
          <table:table-cell/>
        </table:table-row>
        <table:table-row table:style-name="ro1">
          <table:table-cell office:value-type="string" calcext:value-type="string">
            <text:p>t_toff(rate)</text:p>
          </table:table-cell>
          <table:table-cell office:value-type="string" calcext:value-type="string">
            <text:p>t_\mathrm{toff(rate)}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45" table:formula="of:=[OFF時.D13]/[パラメータ.D19]" office:value-type="percentage" office:value="0.0308409728685243" calcext:value-type="percentage">
            <text:p>3.08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N 時間に対するターンオフ時間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$Q_2$ の C-E 間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ce2(sat)</text:p>
          </table:table-cell>
          <table:table-cell office:value-type="string" calcext:value-type="string">
            <text:p>V_{CE2 \mathrm{(sat)}}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-E 間電圧</text:p>
          </table:table-cell>
          <table:table-cell/>
        </table:table-row>
        <table:table-row table:style-name="ro1">
          <table:table-cell office:value-type="string" calcext:value-type="string">
            <text:p>Ice2(peak)</text:p>
          </table:table-cell>
          <table:table-cell office:value-type="string" calcext:value-type="string">
            <text:p>I_{CE2 \mathrm{(peak)}}</text:p>
          </table:table-cell>
          <table:table-cell office:value-type="float" office:value="0.8" calcext:value-type="float">
            <text:p>0.8</text:p>
          </table:table-cell>
          <table:table-cell table:style-name="ce46" table:formula="of:=[OFF時.D12]" office:value-type="float" office:value="0.561797752808989" calcext:value-type="float">
            <text:p>0.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充電時のピーク電流</text:p>
          </table:table-cell>
          <table:table-cell/>
        </table:table-row>
        <table:table-row table:style-name="ro1">
          <table:table-cell office:value-type="string" calcext:value-type="string">
            <text:p>Pc2(peak)</text:p>
          </table:table-cell>
          <table:table-cell office:value-type="string" calcext:value-type="string">
            <text:p>P_{C2 \mathrm{(peak)}}</text:p>
          </table:table-cell>
          <table:table-cell office:value-type="float" office:value="0.625" calcext:value-type="float">
            <text:p>0.625</text:p>
          </table:table-cell>
          <table:table-cell table:style-name="ce47" table:formula="of:=[OFF時.D17]*[OFF時.D18]" office:value-type="float" office:value="0.393258426966292" calcext:value-type="float">
            <text:p>0.3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充電時のピーク消費電力</text:p>
          </table:table-cell>
          <table:table-cell/>
        </table:table-row>
        <table:table-row table:style-name="ro1">
          <table:table-cell office:value-type="string" calcext:value-type="string">
            <text:p>Pc2(avg)</text:p>
          </table:table-cell>
          <table:table-cell office:value-type="string" calcext:value-type="string">
            <text:p>P_{C2 \mathrm{(avg)}}</text:p>
          </table:table-cell>
          <table:table-cell office:value-type="float" office:value="0.625" calcext:value-type="float">
            <text:p>0.625</text:p>
          </table:table-cell>
          <table:table-cell table:style-name="ce48" table:formula="of:=[パラメータ.D34]*[OFF時.D17]*[OFF時.D10]" office:value-type="float" office:value="0.000226620188531029" calcext:value-type="float">
            <text:p>2.27E-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Q2)</text:p>
          </table:table-cell>
          <table:table-cell office:value-type="string" calcext:value-type="string">
            <text:p>\Delta T_{J (Q2)}</text:p>
          </table:table-cell>
          <table:table-cell/>
          <table:table-cell table:style-name="ce10" table:formula="of:=[OFF時.D20]*[パラメータ.D57]" office:value-type="float" office:value="0.0453240377062057" calcext:value-type="float">
            <text:p>0.045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3">
          <table:table-cell office:value-type="string" calcext:value-type="string">
            <text:p>Tj(Q2)</text:p>
          </table:table-cell>
          <table:table-cell office:value-type="string" calcext:value-type="string">
            <text:p>T_{J (Q2)}</text:p>
          </table:table-cell>
          <table:table-cell office:value-type="float" office:value="150" calcext:value-type="float">
            <text:p>150</text:p>
          </table:table-cell>
          <table:table-cell table:style-name="ce49" table:formula="of:=[パラメータ.D64]+[OFF時.D21]" office:value-type="float" office:value="40.0453240377062" calcext:value-type="float">
            <text:p>40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気温 $40\,\mathrm{{}^\circ C}$ での PN 接合の温度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$Q_2$ の B-E 間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e2(min)</text:p>
          </table:table-cell>
          <table:table-cell office:value-type="string" calcext:value-type="string">
            <text:p>V_{E2 \mathrm{(min)}}</text:p>
          </table:table-cell>
          <table:table-cell/>
          <table:table-cell table:style-name="ce8" table:formula="of:=[パラメータ.D7]" office:value-type="float" office:value="17.3" calcext:value-type="float">
            <text:p>17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エミッタ電圧の最小値</text:p>
          </table:table-cell>
          <table:table-cell/>
        </table:table-row>
        <table:table-row table:style-name="ro1">
          <table:table-cell office:value-type="string" calcext:value-type="string">
            <text:p>Veb2(max)</text:p>
          </table:table-cell>
          <table:table-cell office:value-type="string" calcext:value-type="string">
            <text:p>V_{EB2 \mathrm{(max)}}</text:p>
          </table:table-cell>
          <table:table-cell office:value-type="float" office:value="5" calcext:value-type="float">
            <text:p>5</text:p>
          </table:table-cell>
          <table:table-cell table:style-name="ce50" table:formula="of:=[パラメータ.D8]-[OFF時.D25]"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-B 間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$R_{GC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rgc(avg)</text:p>
          </table:table-cell>
          <table:table-cell office:value-type="string" calcext:value-type="string">
            <text:p>I_{R_{GC} \mathrm{(avr)}}</text:p>
          </table:table-cell>
          <table:table-cell/>
          <table:table-cell table:style-name="ce12" table:formula="of:=[OFF時.D10]" office:value-type="float" office:value="0.001099" calcext:value-type="float">
            <text:p>1.10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{G_C}$ の平均電流</text:p>
          </table:table-cell>
          <table:table-cell/>
        </table:table-row>
        <table:table-row table:style-name="ro1">
          <table:table-cell office:value-type="string" calcext:value-type="string">
            <text:p>Rrgc(avg)</text:p>
          </table:table-cell>
          <table:table-cell office:value-type="string" calcext:value-type="string">
            <text:p>P_{R_{GC} \mathrm{(avr)}}</text:p>
          </table:table-cell>
          <table:table-cell table:style-name="ce10" office:value-type="float" office:value="0.25" calcext:value-type="float">
            <text:p>0.250</text:p>
          </table:table-cell>
          <table:table-cell table:style-name="ce51" table:formula="of:=[パラメータ.D34]*[OFF時.D29]^2*[パラメータ.D39]" office:value-type="float" office:value="0.00000355793695993716" calcext:value-type="float">
            <text:p>3.56E-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{G_C}$ の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$Q_1$ の D-S 間定格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s1(max)</text:p>
          </table:table-cell>
          <table:table-cell office:value-type="string" calcext:value-type="string">
            <text:p>V_{S1 \mathrm{(max)}}</text:p>
          </table:table-cell>
          <table:table-cell/>
          <table:table-cell table:style-name="ce8" table:formula="of:=[パラメータ.D8]"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ソース端子の最大電圧</text:p>
          </table:table-cell>
          <table:table-cell/>
        </table:table-row>
        <table:table-row table:style-name="ro1">
          <table:table-cell office:value-type="string" calcext:value-type="string">
            <text:p>Vd1(min)</text:p>
          </table:table-cell>
          <table:table-cell office:value-type="string" calcext:value-type="string">
            <text:p>V_{D1 \mathrm{(max)}}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ドレイン端子の最小電圧</text:p>
          </table:table-cell>
          <table:table-cell/>
        </table:table-row>
        <table:table-row table:style-name="ro1">
          <table:table-cell office:value-type="string" calcext:value-type="string">
            <text:p>Vds1(max)</text:p>
          </table:table-cell>
          <table:table-cell office:value-type="string" calcext:value-type="string">
            <text:p>V_{DS1 \mathrm{(max)}}</text:p>
          </table:table-cell>
          <table:table-cell office:value-type="float" office:value="-30" calcext:value-type="float">
            <text:p>-30</text:p>
          </table:table-cell>
          <table:table-cell table:style-name="ce52" table:formula="of:=[OFF時.D34]-[OFF時.D33]" office:value-type="float" office:value="-18.5" calcext:value-type="float">
            <text:p>-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-S 間の最大端子間電圧</text:p>
          </table:table-cell>
          <table:table-cell office:value-type="string" calcext:value-type="string">
            <text:p>reverse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OFF時.D4:OFF時.D5">
            <calcext:condition calcext:apply-style-name="Safe" calcext:value="formula-is([OFF時.D4]&lt;=[OFF時.C4])" calcext:base-cell-address="OFF時.D4"/>
            <calcext:condition calcext:apply-style-name="Exceeded" calcext:value="formula-is([OFF時.D4] &gt; [OFF時.C4])" calcext:base-cell-address="OFF時.D4"/>
          </calcext:conditional-format>
          <calcext:conditional-format calcext:target-range-address="OFF時.D14:OFF時.D14">
            <calcext:condition calcext:apply-style-name="Safe" calcext:value="formula-is([OFF時.D14]&lt;=[OFF時.C14])" calcext:base-cell-address="OFF時.D14"/>
            <calcext:condition calcext:apply-style-name="Exceeded" calcext:value="formula-is([OFF時.D14] &gt; [OFF時.C14])" calcext:base-cell-address="OFF時.D14"/>
          </calcext:conditional-format>
          <calcext:conditional-format calcext:target-range-address="OFF時.D18:OFF時.D18">
            <calcext:condition calcext:apply-style-name="Safe" calcext:value="formula-is([OFF時.D18]&lt;=[OFF時.C18])" calcext:base-cell-address="OFF時.D18"/>
            <calcext:condition calcext:apply-style-name="Exceeded" calcext:value="formula-is([OFF時.D18] &gt; [OFF時.C18])" calcext:base-cell-address="OFF時.D18"/>
          </calcext:conditional-format>
          <calcext:conditional-format calcext:target-range-address="OFF時.D19:OFF時.D19">
            <calcext:condition calcext:apply-style-name="Safe" calcext:value="formula-is([OFF時.D19]&lt;=[OFF時.C19])" calcext:base-cell-address="OFF時.D19"/>
            <calcext:condition calcext:apply-style-name="Exceeded" calcext:value="formula-is([OFF時.D19] &gt; [OFF時.C19])" calcext:base-cell-address="OFF時.D19"/>
          </calcext:conditional-format>
          <calcext:conditional-format calcext:target-range-address="OFF時.D20:OFF時.D20">
            <calcext:condition calcext:apply-style-name="Safe" calcext:value="formula-is([OFF時.D20]&lt;=[OFF時.C20])" calcext:base-cell-address="OFF時.D20"/>
            <calcext:condition calcext:apply-style-name="Exceeded" calcext:value="formula-is([OFF時.D20] &gt; [OFF時.C20])" calcext:base-cell-address="OFF時.D20"/>
          </calcext:conditional-format>
          <calcext:conditional-format calcext:target-range-address="OFF時.D22:OFF時.D22">
            <calcext:condition calcext:apply-style-name="Safe" calcext:value="formula-is([OFF時.D22]&lt;=[OFF時.C22])" calcext:base-cell-address="OFF時.D22"/>
            <calcext:condition calcext:apply-style-name="Exceeded" calcext:value="formula-is([OFF時.D22] &gt; [OFF時.C22])" calcext:base-cell-address="OFF時.D22"/>
          </calcext:conditional-format>
          <calcext:conditional-format calcext:target-range-address="OFF時.D26:OFF時.D26">
            <calcext:condition calcext:apply-style-name="Safe" calcext:value="formula-is([OFF時.D26]&lt;=[OFF時.C26])" calcext:base-cell-address="OFF時.D26"/>
            <calcext:condition calcext:apply-style-name="Exceeded" calcext:value="formula-is([OFF時.D26] &gt; [OFF時.C26])" calcext:base-cell-address="OFF時.D26"/>
          </calcext:conditional-format>
          <calcext:conditional-format calcext:target-range-address="OFF時.D30:OFF時.D30">
            <calcext:condition calcext:apply-style-name="Safe" calcext:value="formula-is([OFF時.D30]&lt;=[OFF時.C30])" calcext:base-cell-address="OFF時.D30"/>
            <calcext:condition calcext:apply-style-name="Exceeded" calcext:value="formula-is([OFF時.D30] &gt; [OFF時.C30])" calcext:base-cell-address="OFF時.D30"/>
          </calcext:conditional-format>
          <calcext:conditional-format calcext:target-range-address="OFF時.D35:OFF時.D35">
            <calcext:condition calcext:apply-style-name="Safe" calcext:value="formula-is(ABS([OFF時.D35])&lt;=ABS([OFF時.C35]))" calcext:base-cell-address="OFF時.D35"/>
            <calcext:condition calcext:apply-style-name="Exceeded" calcext:value="formula-is(ABS([OFF時.D35]) &gt; ABS([OFF時.C35]))" calcext:base-cell-address="OFF時.D35"/>
          </calcext:conditional-format>
        </calcext:conditional-formats>
      </table:table>
      <table:table table:name="ON時" table:style-name="ta1">
        <office:forms form:automatic-focus="false" form:apply-design-mode="false"/>
        <table:table-column table:style-name="co8" table:default-cell-style-name="ce32"/>
        <table:table-column table:style-name="co9" table:default-cell-style-name="ce32"/>
        <table:table-column table:style-name="co1" table:number-columns-repeated="2" table:default-cell-style-name="ce32"/>
        <table:table-column table:style-name="co3" table:default-cell-style-name="ce32"/>
        <table:table-column table:style-name="co14" table:default-cell-style-name="ce59"/>
        <table:table-column table:style-name="co1" table:default-cell-style-name="Default"/>
        <table:table-row table:style-name="ro1">
          <table:table-cell table:style-name="ce30" office:value-type="string" calcext:value-type="string">
            <text:p>名前</text:p>
          </table:table-cell>
          <table:table-cell table:style-name="ce30" office:value-type="string" calcext:value-type="string">
            <text:p>TeX</text:p>
          </table:table-cell>
          <table:table-cell table:style-name="ce30" office:value-type="string" calcext:value-type="string">
            <text:p>定格</text:p>
          </table:table-cell>
          <table:table-cell table:style-name="ce30" office:value-type="string" calcext:value-type="string">
            <text:p>値</text:p>
          </table:table-cell>
          <table:table-cell table:style-name="ce30" office:value-type="string" calcext:value-type="string">
            <text:p>単位</text:p>
          </table:table-cell>
          <table:table-cell table:style-name="ce58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33" office:value-type="string" calcext:value-type="string" table:number-columns-spanned="7" table:number-rows-spanned="1">
            <text:p>ゲートキャパシタの放電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dis(rest)</text:p>
          </table:table-cell>
          <table:table-cell office:value-type="string" calcext:value-type="string">
            <text:p>V_\mathrm{dis(rest)}</text:p>
          </table:table-cell>
          <table:table-cell/>
          <table:table-cell table:formula="of:=[パラメータ.D60]+[パラメータ.D43]" office:value-type="float" office:value="1.58" calcext:value-type="float">
            <text:p>1.58</text:p>
          </table:table-cell>
          <table:table-cell office:value-type="string" calcext:value-type="string">
            <text:p>V</text:p>
          </table:table-cell>
          <table:table-cell table:style-name="ce108" office:value-type="string" calcext:value-type="string">
            <text:p>放電時に $D_1$ と SWC 端子にかかる電圧の和</text:p>
          </table:table-cell>
          <table:table-cell/>
        </table:table-row>
        <table:table-row table:style-name="ro1">
          <table:table-cell office:value-type="string" calcext:value-type="string">
            <text:p>Rg1(dis,tot)</text:p>
          </table:table-cell>
          <table:table-cell office:value-type="string" calcext:value-type="string">
            <text:p>R_{G1 \mathrm{(dis,tot)}}</text:p>
          </table:table-cell>
          <table:table-cell/>
          <table:table-cell table:formula="of:=[パラメータ.D41]+[パラメータ.D38]" office:value-type="float" office:value="227.8" calcext:value-type="float">
            <text:p>227.8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放電時の総抵抗値</text:p>
          </table:table-cell>
          <table:table-cell/>
        </table:table-row>
        <table:table-row table:style-name="ro1">
          <table:table-cell office:value-type="string" calcext:value-type="string">
            <text:p>t_dis45</text:p>
          </table:table-cell>
          <table:table-cell office:value-type="string" calcext:value-type="string">
            <text:p>t_\mathrm{dis45}</text:p>
          </table:table-cell>
          <table:table-cell/>
          <table:table-cell table:style-name="ce55" table:formula="of:=[パラメータ.D33]*[ON時.D4]*LN(([パラメータ.D9]-[ON時.D3])/([パラメータ.D9]-[ON時.D3]-4.5))" office:value-type="float" office:value="0.000000102144476526087" calcext:value-type="float">
            <text:p>1.02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-4.5\,\mathrm{V}$ 放電時の時間</text:p>
          </table:table-cell>
          <table:table-cell/>
        </table:table-row>
        <table:table-row table:style-name="ro1">
          <table:table-cell office:value-type="string" calcext:value-type="string">
            <text:p>t_dis</text:p>
          </table:table-cell>
          <table:table-cell office:value-type="string" calcext:value-type="string">
            <text:p>t_\mathrm{dis}</text:p>
          </table:table-cell>
          <table:table-cell/>
          <table:table-cell table:style-name="ce97" table:formula="of:=[パラメータ.D33]*[ON時.D4]*LN(([パラメータ.D9]-[ON時.D3])/([パラメータ.D9]-[ON時.D3]-10))" office:value-type="float" office:value="0.000000299492027077944" calcext:value-type="float">
            <text:p>2.99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$-10\,\mathrm{V}$ 放電時の時間</text:p>
          </table:table-cell>
          <table:table-cell/>
        </table:table-row>
        <table:table-row table:style-name="ro1">
          <table:table-cell office:value-type="string" calcext:value-type="string">
            <text:p>Ig1(dis,avg)</text:p>
          </table:table-cell>
          <table:table-cell office:value-type="string" calcext:value-type="string">
            <text:p>I_{G1 \mathrm{(dis,avg)}}</text:p>
          </table:table-cell>
          <table:table-cell/>
          <table:table-cell table:style-name="ce55" table:formula="of:=[パラメータ.D13]*[パラメータ.D31]" office:value-type="float" office:value="0.001099" calcext:value-type="float">
            <text:p>1.10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平均電流</text:p>
          </table:table-cell>
          <table:table-cell/>
        </table:table-row>
        <table:table-row table:style-name="ro1">
          <table:table-cell office:value-type="string" calcext:value-type="string">
            <text:p>Ig1(dis,pulse)</text:p>
          </table:table-cell>
          <table:table-cell office:value-type="string" calcext:value-type="string">
            <text:p>I_{G1 \mathrm{(dis,pulse)}}</text:p>
          </table:table-cell>
          <table:table-cell/>
          <table:table-cell table:style-name="ce39" table:formula="of:=[パラメータ.D31]/[ON時.D6]" office:value-type="float" office:value="0.0467458187003972" calcext:value-type="float">
            <text:p>0.0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パルス平均電流</text:p>
          </table:table-cell>
          <table:table-cell/>
        </table:table-row>
        <table:table-row table:style-name="ro1">
          <table:table-cell office:value-type="string" calcext:value-type="string">
            <text:p>Ig1(dis,peak)</text:p>
          </table:table-cell>
          <table:table-cell office:value-type="string" calcext:value-type="string">
            <text:p>I_{G1 \mathrm{(dis,peak)}}</text:p>
          </table:table-cell>
          <table:table-cell/>
          <table:table-cell table:style-name="ce39" table:formula="of:=([パラメータ.D8]-[ON時.D3])/[ON時.D4]" office:value-type="float" office:value="0.0742756804214223" calcext:value-type="float">
            <text:p>0.0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ピーク電流</text:p>
          </table:table-cell>
          <table:table-cell/>
        </table:table-row>
        <table:table-row table:style-name="ro1">
          <table:table-cell office:value-type="string" calcext:value-type="string">
            <text:p>t_ton</text:p>
          </table:table-cell>
          <table:table-cell office:value-type="string" calcext:value-type="string">
            <text:p>t_\mathrm{ton}</text:p>
          </table:table-cell>
          <table:table-cell/>
          <table:table-cell table:style-name="ce55" table:formula="of:=[パラメータ.D51]+[ON時.D5]" office:value-type="float" office:value="0.000000108644476526087" calcext:value-type="float">
            <text:p>1.09E-0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ターンオン時間</text:p>
          </table:table-cell>
          <table:table-cell/>
        </table:table-row>
        <table:table-row table:style-name="ro1">
          <table:table-cell office:value-type="string" calcext:value-type="string">
            <text:p>t_ton(rate)</text:p>
          </table:table-cell>
          <table:table-cell office:value-type="string" calcext:value-type="string">
            <text:p>t_\mathrm{ton(rate)}</text:p>
          </table:table-cell>
          <table:table-cell table:style-name="ce56" office:value-type="percentage" office:value="0.05" calcext:value-type="percentage">
            <text:p>5.00%</text:p>
          </table:table-cell>
          <table:table-cell table:style-name="ce98" table:formula="of:=[ON時.D10]/[パラメータ.D19]" office:value-type="percentage" office:value="0.0289718604069565" calcext:value-type="percentage">
            <text:p>2.90%</text:p>
          </table:table-cell>
          <table:table-cell office:value-type="string" calcext:value-type="string">
            <text:p>%</text:p>
          </table:table-cell>
          <table:table-cell table:style-name="ce82" office:value-type="string" calcext:value-type="string">
            <text:p>ON 時間に対するターンオン時間の割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3" office:value-type="string" calcext:value-type="string" table:number-columns-spanned="7" table:number-rows-spanned="1">
            <text:p>$R_{GD}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Rgd</text:p>
          </table:table-cell>
          <table:table-cell office:value-type="string" calcext:value-type="string">
            <text:p>V_{R_{GD}}</text:p>
          </table:table-cell>
          <table:table-cell/>
          <table:table-cell table:formula="of:=[パラメータ.D9]-[パラメータ.D60]-[パラメータ.D43]-[パラメータ.D42]" office:value-type="float" office:value="6.42" calcext:value-type="float">
            <text:p>6.4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放電時の $R_{GD}$ の端子間電圧</text:p>
          </table:table-cell>
          <table:table-cell/>
        </table:table-row>
        <table:table-row table:style-name="ro1">
          <table:table-cell office:value-type="string" calcext:value-type="string">
            <text:p>I_Rgd</text:p>
          </table:table-cell>
          <table:table-cell office:value-type="string" calcext:value-type="string">
            <text:p>I_{R_{GD}}</text:p>
          </table:table-cell>
          <table:table-cell/>
          <table:table-cell table:style-name="ce39" table:formula="of:=[ON時.D14]/[パラメータ.D38]" office:value-type="float" office:value="0.0291818181818182" calcext:value-type="float">
            <text:p>0.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電流量</text:p>
          </table:table-cell>
          <table:table-cell/>
        </table:table-row>
        <table:table-row table:style-name="ro1">
          <table:table-cell office:value-type="string" calcext:value-type="string">
            <text:p>P_Rgd(max)</text:p>
          </table:table-cell>
          <table:table-cell office:value-type="string" calcext:value-type="string">
            <text:p>R_{R_{GD} \mathrm{(max)}}</text:p>
          </table:table-cell>
          <table:table-cell/>
          <table:table-cell table:style-name="ce39" table:formula="of:=[ON時.D15]^2*[パラメータ.D38]" office:value-type="float" office:value="0.187347272727273" calcext:value-type="float">
            <text:p>0.1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消費電力</text:p>
          </table:table-cell>
          <table:table-cell/>
        </table:table-row>
        <table:table-row table:style-name="ro1">
          <table:table-cell office:value-type="string" calcext:value-type="string">
            <text:p>P_Rgd(avg)</text:p>
          </table:table-cell>
          <table:table-cell office:value-type="string" calcext:value-type="string">
            <text:p>R_{R_{GD} \mathrm{(avg)}}</text:p>
          </table:table-cell>
          <table:table-cell office:value-type="float" office:value="0.25" calcext:value-type="float">
            <text:p>0.25</text:p>
          </table:table-cell>
          <table:table-cell table:style-name="ce99" table:formula="of:=[パラメータ.D34]*[ON時.D16]" office:value-type="float" office:value="0.0551887095622366" calcext:value-type="float">
            <text:p>0.0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3" office:value-type="string" calcext:value-type="string" table:number-columns-spanned="7" table:number-rows-spanned="1">
            <text:p>$Z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z1(max)</text:p>
          </table:table-cell>
          <table:table-cell office:value-type="string" calcext:value-type="string">
            <text:p>I_{Z1 \mathrm{(max)}}</text:p>
          </table:table-cell>
          <table:table-cell/>
          <table:table-cell table:style-name="ce39" table:formula="of:=[ON時.D15]" office:value-type="float" office:value="0.0291818181818182" calcext:value-type="float">
            <text:p>0.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導通時の $Z_1$ の最大電流</text:p>
          </table:table-cell>
          <table:table-cell/>
        </table:table-row>
        <table:table-row table:style-name="ro1">
          <table:table-cell office:value-type="string" calcext:value-type="string">
            <text:p>Pz1(max)</text:p>
          </table:table-cell>
          <table:table-cell office:value-type="string" calcext:value-type="string">
            <text:p>P_{Z1 \mathrm{(max)}}</text:p>
          </table:table-cell>
          <table:table-cell table:style-name="ce39" office:value-type="float" office:value="0.5" calcext:value-type="float">
            <text:p>0.500</text:p>
          </table:table-cell>
          <table:table-cell table:style-name="ce100" table:formula="of:=[パラメータ.D42]*[ON時.D20]" office:value-type="float" office:value="0.291818181818182" calcext:value-type="float">
            <text:p>0.2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導通時の最大消費電力</text:p>
          </table:table-cell>
          <table:table-cell/>
        </table:table-row>
        <table:table-row table:style-name="ro1">
          <table:table-cell office:value-type="string" calcext:value-type="string">
            <text:p>Pz1(avg)</text:p>
          </table:table-cell>
          <table:table-cell office:value-type="string" calcext:value-type="string">
            <text:p>P_{Z1 \mathrm{(avg)}}</text:p>
          </table:table-cell>
          <table:table-cell table:style-name="ce39" office:value-type="float" office:value="0.5" calcext:value-type="float">
            <text:p>0.500</text:p>
          </table:table-cell>
          <table:table-cell table:style-name="ce101" table:formula="of:=[パラメータ.D34]*[ON時.D21]" office:value-type="float" office:value="0.0859637220595586" calcext:value-type="float">
            <text:p>0.08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3" office:value-type="string" calcext:value-type="string" table:number-columns-spanned="7" table:number-rows-spanned="1">
            <text:p>$D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1(max)</text:p>
          </table:table-cell>
          <table:table-cell office:value-type="string" calcext:value-type="string">
            <text:p>I_{D1 \mathrm{(max)}}</text:p>
          </table:table-cell>
          <table:table-cell office:value-type="float" office:value="4" calcext:value-type="float">
            <text:p>4</text:p>
          </table:table-cell>
          <table:table-cell table:style-name="ce102" table:formula="of:=[ON時.D20]" office:value-type="float" office:value="0.0291818181818182" calcext:value-type="float">
            <text:p>0.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最大電流</text:p>
          </table:table-cell>
          <table:table-cell/>
        </table:table-row>
        <table:table-row table:style-name="ro1">
          <table:table-cell office:value-type="string" calcext:value-type="string">
            <text:p>Pd1(avg)</text:p>
          </table:table-cell>
          <table:table-cell office:value-type="string" calcext:value-type="string">
            <text:p>P_{D1 \mathrm{(avg)}}</text:p>
          </table:table-cell>
          <table:table-cell/>
          <table:table-cell table:style-name="ce55" table:formula="of:=[パラメータ.D34]*[パラメータ.D43]*[ON時.D25]" office:value-type="float" office:value="0.00756480754124115" calcext:value-type="float">
            <text:p>7.56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D1)</text:p>
          </table:table-cell>
          <table:table-cell office:value-type="string" calcext:value-type="string">
            <text:p>\Delta T_{J(D1)}</text:p>
          </table:table-cell>
          <table:table-cell/>
          <table:table-cell table:style-name="ce39" table:formula="of:=[パラメータ.D44]*[ON時.D26]" office:value-type="float" office:value="2.26944226237235" calcext:value-type="float">
            <text:p>2.269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1">
          <table:table-cell office:value-type="string" calcext:value-type="string">
            <text:p>Tj(D1)</text:p>
          </table:table-cell>
          <table:table-cell office:value-type="string" calcext:value-type="string">
            <text:p>T_{J(D1)}</text:p>
          </table:table-cell>
          <table:table-cell office:value-type="float" office:value="175" calcext:value-type="float">
            <text:p>175</text:p>
          </table:table-cell>
          <table:table-cell table:style-name="ce103" table:formula="of:=[パラメータ.D64]+[ON時.D27]" office:value-type="float" office:value="42.2694422623724" calcext:value-type="float">
            <text:p>42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3" office:value-type="string" calcext:value-type="string" table:number-columns-spanned="7" table:number-rows-spanned="1">
            <text:p>$Q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s1(max)</text:p>
          </table:table-cell>
          <table:table-cell office:value-type="string" calcext:value-type="string">
            <text:p>I_{DS1 \mathrm{(max)}}</text:p>
          </table:table-cell>
          <table:table-cell office:value-type="float" office:value="-3.2" calcext:value-type="float">
            <text:p>-3.2</text:p>
          </table:table-cell>
          <table:table-cell table:style-name="ce104" table:formula="of:=-[パラメータ.D21]" office:value-type="float" office:value="-1.6" calcext:value-type="float">
            <text:p>-1.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最大電流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Ids1(pulse,avg)</text:p>
          </table:table-cell>
          <table:table-cell office:value-type="string" calcext:value-type="string">
            <text:p>I_{DS1 \mathrm{(avg,pulse)}}</text:p>
          </table:table-cell>
          <table:table-cell/>
          <table:table-cell table:style-name="ce39" table:formula="of:=[.D31]/2" office:value-type="float" office:value="-0.8" calcext:value-type="float">
            <text:p>-0.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パルス平均電流</text:p>
          </table:table-cell>
          <table:table-cell/>
        </table:table-row>
        <table:table-row table:style-name="ro1">
          <table:table-cell office:value-type="string" calcext:value-type="string">
            <text:p>Pd1(avg)</text:p>
          </table:table-cell>
          <table:table-cell office:value-type="string" calcext:value-type="string">
            <text:p>P_{D1 \mathrm{(pulse,avg)}}</text:p>
          </table:table-cell>
          <table:table-cell table:style-name="ce39" office:value-type="float" office:value="0.9" calcext:value-type="float">
            <text:p>0.900</text:p>
          </table:table-cell>
          <table:table-cell table:style-name="ce105" table:formula="of:=[パラメータ.D34]*[ON時.D32]^2*[パラメータ.D53]" office:value-type="float" office:value="0.00754124116260801" calcext:value-type="float">
            <text:p>7.54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平均消費電力</text:p>
          </table:table-cell>
          <table:table-cell/>
        </table:table-row>
        <table:table-row table:style-name="ro1">
          <table:table-cell office:value-type="string" calcext:value-type="string">
            <text:p>ΔTj(Q1)</text:p>
          </table:table-cell>
          <table:table-cell office:value-type="string" calcext:value-type="string">
            <text:p>\Delta T_{J(Q1)}</text:p>
          </table:table-cell>
          <table:table-cell/>
          <table:table-cell table:style-name="ce39" table:formula="of:=[ON時.D33]*[パラメータ.D54]" office:value-type="float" office:value="0.942655145326002" calcext:value-type="float">
            <text:p>0.943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上昇温度</text:p>
          </table:table-cell>
          <table:table-cell/>
        </table:table-row>
        <table:table-row table:style-name="ro1">
          <table:table-cell office:value-type="string" calcext:value-type="string">
            <text:p>Tj(Q1)</text:p>
          </table:table-cell>
          <table:table-cell office:value-type="string" calcext:value-type="string">
            <text:p>T_{J(Q1)}</text:p>
          </table:table-cell>
          <table:table-cell office:value-type="float" office:value="150" calcext:value-type="float">
            <text:p>150</text:p>
          </table:table-cell>
          <table:table-cell table:style-name="ce106" table:formula="of:=[パラメータ.D64]+[ON時.D34]" office:value-type="float" office:value="40.942655145326" calcext:value-type="float">
            <text:p>40.943</text:p>
          </table:table-cell>
          <table:table-cell office:value-type="string" calcext:value-type="string">
            <text:p>℃</text:p>
          </table:table-cell>
          <table:table-cell office:value-type="string" calcext:value-type="string">
            <text:p>PN 接合の平均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3" office:value-type="string" calcext:value-type="string" table:number-columns-spanned="7" table:number-rows-spanned="1">
            <text:p>$R_B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Rb</text:p>
          </table:table-cell>
          <table:table-cell office:value-type="string" calcext:value-type="string">
            <text:p>V_{R_B}</text:p>
          </table:table-cell>
          <table:table-cell/>
          <table:table-cell table:formula="of:=[ON時.D14]" office:value-type="float" office:value="6.42" calcext:value-type="float">
            <text:p>6.4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放電時の $R_B$ の端子間電圧</text:p>
          </table:table-cell>
          <table:table-cell/>
        </table:table-row>
        <table:table-row table:style-name="ro1">
          <table:table-cell office:value-type="string" calcext:value-type="string">
            <text:p>I_Rb</text:p>
          </table:table-cell>
          <table:table-cell office:value-type="string" calcext:value-type="string">
            <text:p>I_{R_B}</text:p>
          </table:table-cell>
          <table:table-cell/>
          <table:table-cell table:style-name="ce55" table:formula="of:=[ON時.D38]/[パラメータ.D37]" office:value-type="float" office:value="0.000642" calcext:value-type="float">
            <text:p>6.42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放電時のベース電流</text:p>
          </table:table-cell>
          <table:table-cell/>
        </table:table-row>
        <table:table-row table:style-name="ro1">
          <table:table-cell office:value-type="string" calcext:value-type="string">
            <text:p>P_Rb</text:p>
          </table:table-cell>
          <table:table-cell office:value-type="string" calcext:value-type="string">
            <text:p>P_{R_B}</text:p>
          </table:table-cell>
          <table:table-cell office:value-type="float" office:value="0.125" calcext:value-type="float">
            <text:p>0.125</text:p>
          </table:table-cell>
          <table:table-cell table:style-name="ce107" table:formula="of:=[ON時.D39]^2*[パラメータ.D37]" office:value-type="float" office:value="0.00412164" calcext:value-type="float">
            <text:p>4.12E-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放電時の消費電力</text:p>
          </table:table-cell>
          <table:table-cell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ON時.D11:ON時.D11">
            <calcext:condition calcext:apply-style-name="Safe" calcext:value="formula-is(ABS([ON時.D11])&lt;=ABS([ON時.C11]))" calcext:base-cell-address="ON時.D11"/>
            <calcext:condition calcext:apply-style-name="Exceeded" calcext:value="formula-is(ABS([ON時.D11]) &gt; ABS([ON時.C11]))" calcext:base-cell-address="ON時.D11"/>
          </calcext:conditional-format>
          <calcext:conditional-format calcext:target-range-address="ON時.D17:ON時.D17">
            <calcext:condition calcext:apply-style-name="Safe" calcext:value="formula-is(ABS([ON時.D17])&lt;=ABS([ON時.C17]))" calcext:base-cell-address="ON時.D17"/>
            <calcext:condition calcext:apply-style-name="Exceeded" calcext:value="formula-is(ABS([ON時.D17]) &gt; ABS([ON時.C17]))" calcext:base-cell-address="ON時.D17"/>
          </calcext:conditional-format>
          <calcext:conditional-format calcext:target-range-address="ON時.D21:ON時.D21">
            <calcext:condition calcext:apply-style-name="Safe" calcext:value="formula-is(ABS([ON時.D21])&lt;=ABS([ON時.C21]))" calcext:base-cell-address="ON時.D21"/>
            <calcext:condition calcext:apply-style-name="Exceeded" calcext:value="formula-is(ABS([ON時.D21]) &gt; ABS([ON時.C21]))" calcext:base-cell-address="ON時.D21"/>
          </calcext:conditional-format>
          <calcext:conditional-format calcext:target-range-address="ON時.D22:ON時.D22">
            <calcext:condition calcext:apply-style-name="Safe" calcext:value="formula-is(ABS([ON時.D22])&lt;=ABS([ON時.C22]))" calcext:base-cell-address="ON時.D22"/>
            <calcext:condition calcext:apply-style-name="Exceeded" calcext:value="formula-is(ABS([ON時.D22]) &gt; ABS([ON時.C22]))" calcext:base-cell-address="ON時.D22"/>
          </calcext:conditional-format>
          <calcext:conditional-format calcext:target-range-address="ON時.D25:ON時.D25">
            <calcext:condition calcext:apply-style-name="Safe" calcext:value="formula-is(ABS([ON時.D25])&lt;=ABS([ON時.C25]))" calcext:base-cell-address="ON時.D25"/>
            <calcext:condition calcext:apply-style-name="Exceeded" calcext:value="formula-is(ABS([ON時.D25]) &gt; ABS([ON時.C25]))" calcext:base-cell-address="ON時.D25"/>
          </calcext:conditional-format>
          <calcext:conditional-format calcext:target-range-address="ON時.D28:ON時.D28">
            <calcext:condition calcext:apply-style-name="Safe" calcext:value="formula-is(ABS([ON時.D28])&lt;=ABS([ON時.C28]))" calcext:base-cell-address="ON時.D28"/>
            <calcext:condition calcext:apply-style-name="Exceeded" calcext:value="formula-is(ABS([ON時.D28]) &gt; ABS([ON時.C28]))" calcext:base-cell-address="ON時.D28"/>
          </calcext:conditional-format>
          <calcext:conditional-format calcext:target-range-address="ON時.D31:ON時.D31">
            <calcext:condition calcext:apply-style-name="Safe" calcext:value="formula-is(ABS([ON時.D31])&lt;=ABS([ON時.C31]))" calcext:base-cell-address="ON時.D31"/>
            <calcext:condition calcext:apply-style-name="Exceeded" calcext:value="formula-is(ABS([ON時.D31]) &gt; ABS([ON時.C31]))" calcext:base-cell-address="ON時.D31"/>
          </calcext:conditional-format>
          <calcext:conditional-format calcext:target-range-address="ON時.D33:ON時.D33">
            <calcext:condition calcext:apply-style-name="Safe" calcext:value="formula-is(ABS([ON時.D33])&lt;=ABS([ON時.C33]))" calcext:base-cell-address="ON時.D33"/>
            <calcext:condition calcext:apply-style-name="Exceeded" calcext:value="formula-is(ABS([ON時.D33]) &gt; ABS([ON時.C33]))" calcext:base-cell-address="ON時.D33"/>
          </calcext:conditional-format>
          <calcext:conditional-format calcext:target-range-address="ON時.D35:ON時.D35">
            <calcext:condition calcext:apply-style-name="Safe" calcext:value="formula-is(ABS([ON時.D35])&lt;=ABS([ON時.C35]))" calcext:base-cell-address="ON時.D35"/>
            <calcext:condition calcext:apply-style-name="Exceeded" calcext:value="formula-is(ABS([ON時.D35]) &gt; ABS([ON時.C35]))" calcext:base-cell-address="ON時.D35"/>
          </calcext:conditional-format>
          <calcext:conditional-format calcext:target-range-address="ON時.D40:ON時.D40">
            <calcext:condition calcext:apply-style-name="Safe" calcext:value="formula-is(ABS([ON時.D40])&lt;=ABS([ON時.C40]))" calcext:base-cell-address="ON時.D40"/>
            <calcext:condition calcext:apply-style-name="Exceeded" calcext:value="formula-is(ABS([ON時.D40]) &gt; ABS([ON時.C40]))" calcext:base-cell-address="ON時.D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2" style:language-asian="ja" style:country-asian="JP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  <number:text>V</number:text>
    </number:number-style>
    <number:number-style style:name="N113">
      <number:number number:decimal-places="2" loext:min-decimal-places="2" number:min-integer-digits="1"/>
      <number:text>V</number:text>
    </number:number-style>
    <number:number-style style:name="N114">
      <number:number number:decimal-places="0" loext:min-decimal-places="0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4" loext:min-decimal-places="4" number:min-integer-digits="1"/>
      <number:text>V</number:text>
    </number:number-style>
    <number:number-style style:name="N117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19">
      <number:number number:decimal-places="0" loext:min-decimal-places="0" number:min-integer-digits="1"/>
      <number:text>"A~</number:text>
    </number:number-style>
    <number:number-style style:name="N120">
      <number:number number:decimal-places="2" loext:min-decimal-places="2" number:min-integer-digits="1"/>
      <number:text>Ω</number:text>
    </number:number-style>
    <number:number-style style:name="N121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2">
      <number:number number:decimal-places="0" loext:min-decimal-places="0" number:min-integer-digits="1"/>
      <number:text>V</number:text>
    </number:number-style>
    <number:number-style style:name="N123">
      <number:number number:decimal-places="1" loext:min-decimal-places="1" number:min-integer-digits="1"/>
      <number:text>A</number:text>
    </number:number-style>
    <number:number-style style:name="N124">
      <number:scientific-number number:decimal-places="2" loext:min-decimal-places="2" number:min-integer-digits="1" number:min-exponent-digits="2" loext:exponent-interval="1" loext:forced-exponent-sign="true"/>
      <number:text>A</number:text>
    </number:number-style>
    <number:number-style style:name="N125">
      <number:scientific-number number:decimal-places="2" loext:min-decimal-places="2" number:min-integer-digits="1" number:min-exponent-digits="2" loext:exponent-interval="1" loext:forced-exponent-sign="true"/>
      <number:text>C</number:text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transparent" fo:border="none" loext:vertical-justify="auto"/>
      <style:paragraph-properties css3t:text-justify="auto"/>
      <style:text-properties style:font-name="Inconsolata" fo:font-family="Inconsolata" style:font-style-name="Regular" style:font-pitch="fixed" fo:font-weight="normal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6e6ff" style:text-align-source="fix" style:repeat-content="false" fo:border="0.06pt solid #6666ff"/>
      <style:paragraph-properties fo:text-align="center"/>
      <style:text-properties fo:color="#3333ff" style:font-name="DejaVu Sans1" fo:font-family="'DejaVu Sans'" style:font-style-name="Bold" style:font-family-generic="swiss" style:font-pitch="variable"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Exceeded" style:family="table-cell" style:parent-style-name="Default">
      <style:table-cell-properties fo:background-color="#ffcccc" fo:border="0.06pt solid #990000"/>
      <style:text-properties fo:color="#990000"/>
    </style:style>
    <style:style style:name="Section" style:family="table-cell" style:parent-style-name="Default">
      <style:table-cell-properties fo:background-color="#ffffcc" style:text-align-source="fix" style:repeat-content="false" fo:border="0.06pt solid #996600" loext:vertical-justify="auto"/>
      <style:paragraph-properties fo:text-align="start" css3t:text-justify="auto"/>
      <style:text-properties fo:color="#cc3300" style:font-name="DejaVu Sans1" fo:font-family="'DejaVu Sans'" style:font-style-name="Bold" style:font-family-generic="swiss" style:font-pitch="variable" fo:font-weight="bold" style:font-weight-asian="bold"/>
    </style:style>
    <style:style style:name="Safe" style:family="table-cell" style:parent-style-name="Default">
      <style:table-cell-properties fo:background-color="#ccffcc" fo:border="0.06pt solid #009900" loext:vertical-justify="auto"/>
      <style:paragraph-properties css3t:text-justify="auto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00/00/00</text:date>, <text:time style:data-style-name="N2" text:time-value="18:06:30.469676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7:11:39</meta:creation-date>
    <meta:editing-duration>PT10H36M58S</meta:editing-duration>
    <meta:editing-cycles>182</meta:editing-cycles>
    <meta:generator>LibreOffice/5.1.6.2$Linux_X86_64 LibreOffice_project/10m0$Build-2</meta:generator>
    <dc:date>2019-08-06T18:11:33.653498003</dc:date>
    <meta:document-statistic meta:table-count="4" meta:cell-count="750" meta:object-count="0"/>
    <meta:template xlink:type="simple" xlink:actuate="onRequest" xlink:title="default" xlink:href="../.config/libreoffice/4/user/template/default.ods" meta:date="2013-10-09T17:11:37"/>
  </office:meta>
</office:document-meta>
</file>